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  <style:font-face style:name="Wingdings" svg:font-family="Wingdings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solid" draw:fill-color="#000000" loext:decorative="fals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83cm" fo:min-width="0.283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fo:border="none" loext:decorative="false"/>
    </style:style>
    <style:style style:name="gr8" style:family="graphic" style:parent-style-name="standard">
      <style:graphic-properties draw:textarea-vertical-align="middle" loext:decorative="false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 loext:decorative="false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9pt" style:font-size-asian="9pt" style:font-size-complex="9pt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7" style:family="paragraph">
      <loext:graphic-properties draw:fill="none"/>
      <style:text-properties fo:font-size="8.10000038146973pt" style:font-size-asian="8.10000038146973pt" style:font-size-complex="8.10000038146973pt"/>
    </style:style>
    <style:style style:name="P8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9" style:family="paragraph">
      <style:paragraph-properties fo:text-align="start"/>
    </style:style>
    <style:style style:name="P10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T1" style:family="text">
      <style:text-properties fo:color="#000000" loext:opacity="100%" style:font-name="Arial" fo:font-size="9pt" fo:font-weight="normal" style:font-name-asian="Arial" style:font-size-asian="9pt" style:font-weight-asian="normal" style:font-name-complex="Arial" style:font-size-complex="9pt" style:font-weight-complex="normal"/>
    </style:style>
    <style:style style:name="T2" style:family="text">
      <style:text-properties fo:color="#0000ff" loext:opacity="100%" style:font-name="Arial" fo:font-size="9pt" fo:font-weight="normal" style:font-name-asian="Arial" style:font-size-asian="9pt" style:font-weight-asian="normal" style:font-name-complex="Arial" style:font-size-complex="9pt" style:font-weight-complex="normal"/>
    </style:style>
    <style:style style:name="T3" style:family="text">
      <style:text-properties fo:color="#000000" loext:opacity="100%" style:font-name="Times New Roman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4" style:family="text">
      <style:text-properties fo:color="#000000" loext:opacity="100%" style:font-name="Times New Roman" fo:font-size="14.1000003814697pt" fo:font-weight="bold" style:font-name-asian="Times New Roman" style:font-size-asian="14.1000003814697pt" style:font-weight-asian="bold" style:font-name-complex="Times New Roman" style:font-size-complex="14.1000003814697pt" style:font-weight-complex="bold"/>
    </style:style>
    <style:style style:name="T5" style:family="text">
      <style:text-properties fo:color="#000000" loext:opacity="100%"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6" style:family="text">
      <style:text-properties fo:color="#000000" loext:opacity="100%" style:font-name="Times New Roman" fo:font-size="9.89999961853027pt" fo:font-weight="normal" style:font-name-asian="Times New Roman" style:font-size-asian="9.89999961853027pt" style:font-weight-asian="normal" style:font-name-complex="Times New Roman" style:font-size-complex="9.89999961853027pt" style:font-weight-complex="normal"/>
    </style:style>
    <style:style style:name="T7" style:family="text">
      <style:text-properties fo:color="#000000" loext:opacity="100%" style:font-name="Times New Roman" fo:font-size="8.10000038146973pt" fo:font-weight="normal" style:font-name-asian="Times New Roman" style:font-size-asian="8.10000038146973pt" style:font-weight-asian="normal" style:font-name-complex="Times New Roman" style:font-size-complex="8.10000038146973pt" style:font-weight-complex="normal"/>
    </style:style>
    <style:style style:name="T8" style:family="text">
      <style:text-properties fo:color="#000000" loext:opacity="100%"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T9" style:family="text">
      <style:text-properties fo:color="#000000" loext:opacity="100%" style:font-name="Wingdings" fo:font-size="12pt" fo:font-weight="normal" style:font-name-asian="Wingdings" style:font-size-asian="12pt" style:font-weight-asian="normal" style:font-name-complex="Wingdings" style:font-size-complex="12pt" style:font-weight-complex="normal"/>
    </style:style>
    <style:style style:name="T10" style:family="text">
      <style:text-properties fo:color="#000000" loext:opacity="100%" style:font-name="Times New Roman" fo:font-size="11.1000003814697pt" fo:font-weight="normal" style:font-name-asian="Times New Roman" style:font-size-asian="11.1000003814697pt" style:font-weight-asian="normal" style:font-name-complex="Times New Roman" style:font-size-complex="11.100000381469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name" form:control-implementation="ooo:com.sun.star.form.component.TextField" xml:id="control1" form:id="control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ewName" form:control-implementation="ooo:com.sun.star.form.component.TextField" xml:id="control2" form:id="control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fullAddress" form:control-implementation="ooo:com.sun.star.form.component.TextField" xml:id="control3" form:id="control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ounty" form:control-implementation="ooo:com.sun.star.form.component.TextField" xml:id="control4" form:id="control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ameAndDob" form:control-implementation="ooo:com.sun.star.form.component.TextField" xml:id="control5" form:id="control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noSpouse" form:control-implementation="ooo:com.sun.star.form.component.CheckBox" xml:id="control6" form:id="control6" form:label="Check Box" form:input-required="false" form:state="checked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noChildren" form:control-implementation="ooo:com.sun.star.form.component.CheckBox" xml:id="control7" form:id="control7" form:label="Check Box" form:input-required="false" form:state="checked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draw:frame draw:style-name="gr1" draw:text-style-name="P2" draw:layer="layout" svg:width="1.325cm" svg:height="0.357cm" svg:x="1.524cm" svg:y="26.339cm">
          <draw:text-box>
            <text:p text:style-name="P1"><text:span text:style-name="T1">NAM107 </text:span></text:p>
          </draw:text-box>
        </draw:frame>
        <draw:frame draw:style-name="gr1" draw:text-style-name="P2" draw:layer="layout" svg:width="1.096cm" svg:height="0.357cm" svg:x="3.218cm" svg:y="26.339cm">
          <draw:text-box>
            <text:p text:style-name="P1"><text:span text:style-name="T1"><text:s text:c="3"/>State </text:span></text:p>
          </draw:text-box>
        </draw:frame>
        <draw:frame draw:style-name="gr1" draw:text-style-name="P2" draw:layer="layout" svg:width="0.778cm" svg:height="0.357cm" svg:x="5.123cm" svg:y="26.339cm">
          <draw:text-box>
            <text:p text:style-name="P1"><text:span text:style-name="T1">ENG </text:span></text:p>
          </draw:text-box>
        </draw:frame>
        <draw:frame draw:style-name="gr1" draw:text-style-name="P2" draw:layer="layout" svg:width="1.802cm" svg:height="0.357cm" svg:x="6.605cm" svg:y="26.339cm">
          <draw:text-box>
            <text:p text:style-name="P1"><text:span text:style-name="T1"><text:s text:c="3"/>Rev 08/14 </text:span></text:p>
          </draw:text-box>
        </draw:frame>
        <draw:frame draw:style-name="gr1" draw:text-style-name="P2" draw:layer="layout" svg:width="0.317cm" svg:height="0.357cm" svg:x="9.146cm" svg:y="26.33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9.6cm" svg:height="0.357cm" svg:x="9.781cm" svg:y="26.339cm">
          <draw:text-box>
            <text:p text:style-name="P1"><text:span text:style-name="T1"><text:s text:c="8"/>www.mncourts.gov/forms <text:s text:c="40"/>Page 1 of 3</text:span><text:span text:style-name="T2"> </text:span></text:p>
          </draw:text-box>
        </draw:frame>
        <draw:frame draw:style-name="gr2" draw:text-style-name="P3" draw:layer="layout" svg:width="0.422cm" svg:height="0.471cm" svg:x="1.524cm" svg:y="26.698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4.088cm" svg:height="0.547cm" svg:x="1.715cm" svg:y="2.556cm">
          <draw:text-box>
            <text:p text:style-name="P1"><text:span text:style-name="T4">State of Minnesota </text:span></text:p>
          </draw:text-box>
        </draw:frame>
        <draw:frame draw:style-name="gr3" draw:text-style-name="P4" draw:layer="layout" svg:width="0.494cm" svg:height="0.547cm" svg:x="9.971cm" svg:y="2.556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494cm" svg:height="0.547cm" svg:x="11.716cm" svg:y="2.556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3.11cm" svg:height="0.547cm" svg:x="17.161cm" svg:y="2.556cm">
          <draw:text-box>
            <text:p text:style-name="P1"><text:span text:style-name="T4">District Court </text:span></text:p>
          </draw:text-box>
        </draw:frame>
        <draw:frame draw:style-name="gr2" draw:text-style-name="P3" draw:layer="layout" svg:width="1.354cm" svg:height="0.471cm" svg:x="1.715cm" svg:y="3.137cm">
          <draw:text-box>
            <text:p text:style-name="P1"><text:span text:style-name="T3">County </text:span></text:p>
          </draw:text-box>
        </draw:frame>
        <draw:frame draw:style-name="gr2" draw:text-style-name="P3" draw:layer="layout" svg:width="0.422cm" svg:height="0.471cm" svg:x="9.971cm" svg:y="3.137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2.918cm" svg:height="0.471cm" svg:x="11.72cm" svg:y="3.137cm">
          <draw:text-box>
            <text:p text:style-name="P1"><text:span text:style-name="T3">Judicial District: </text:span></text:p>
          </draw:text-box>
        </draw:frame>
        <draw:polygon draw:style-name="gr4" draw:text-style-name="P5" draw:layer="layout" svg:width="0.025cm" svg:height="0.026cm" svg:x="1.511cm" svg:y="3.107cm" svg:viewBox="0 0 26 27" draw:points="0,0 26,0 26,27 0,27">
          <text:p/>
        </draw:polygon>
        <draw:polygon draw:style-name="gr4" draw:text-style-name="P5" draw:layer="layout" svg:width="0.025cm" svg:height="0.026cm" svg:x="1.511cm" svg:y="3.107cm" svg:viewBox="0 0 26 27" draw:points="0,0 26,0 26,27 0,27">
          <text:p/>
        </draw:polygon>
        <draw:polygon draw:style-name="gr4" draw:text-style-name="P5" draw:layer="layout" svg:width="0.026cm" svg:height="0.026cm" svg:x="1.536cm" svg:y="3.107cm" svg:viewBox="0 0 27 27" draw:points="0,0 27,0 27,27 0,27">
          <text:p/>
        </draw:polygon>
        <draw:polygon draw:style-name="gr4" draw:text-style-name="P5" draw:layer="layout" svg:width="8.206cm" svg:height="0.026cm" svg:x="1.562cm" svg:y="3.107cm" svg:viewBox="0 0 8207 27" draw:points="0,0 8207,0 8207,27 0,27">
          <text:p/>
        </draw:polygon>
        <draw:polygon draw:style-name="gr4" draw:text-style-name="P5" draw:layer="layout" svg:width="0.025cm" svg:height="0.026cm" svg:x="9.768cm" svg:y="3.107cm" svg:viewBox="0 0 26 27" draw:points="0,0 26,0 26,27 0,27">
          <text:p/>
        </draw:polygon>
        <draw:polygon draw:style-name="gr4" draw:text-style-name="P5" draw:layer="layout" svg:width="0.025cm" svg:height="0.026cm" svg:x="9.768cm" svg:y="3.107cm" svg:viewBox="0 0 26 27" draw:points="0,0 26,0 26,27 0,27">
          <text:p/>
        </draw:polygon>
        <draw:polygon draw:style-name="gr4" draw:text-style-name="P5" draw:layer="layout" svg:width="0.025cm" svg:height="0.026cm" svg:x="11.516cm" svg:y="3.107cm" svg:viewBox="0 0 26 27" draw:points="0,0 26,0 26,27 0,27">
          <text:p/>
        </draw:polygon>
        <draw:polygon draw:style-name="gr4" draw:text-style-name="P5" draw:layer="layout" svg:width="0.025cm" svg:height="0.026cm" svg:x="11.516cm" svg:y="3.107cm" svg:viewBox="0 0 26 27" draw:points="0,0 26,0 26,27 0,27">
          <text:p/>
        </draw:polygon>
        <draw:polygon draw:style-name="gr4" draw:text-style-name="P5" draw:layer="layout" svg:width="0.026cm" svg:height="0.026cm" svg:x="11.541cm" svg:y="3.107cm" svg:viewBox="0 0 27 27" draw:points="0,0 27,0 27,27 0,27">
          <text:p/>
        </draw:polygon>
        <draw:polygon draw:style-name="gr4" draw:text-style-name="P5" draw:layer="layout" svg:width="4.09cm" svg:height="0.026cm" svg:x="11.567cm" svg:y="3.107cm" svg:viewBox="0 0 4091 27" draw:points="0,0 4091,0 4091,27 0,27">
          <text:p/>
        </draw:polygon>
        <draw:polygon draw:style-name="gr4" draw:text-style-name="P5" draw:layer="layout" svg:width="0.025cm" svg:height="0.026cm" svg:x="15.657cm" svg:y="3.107cm" svg:viewBox="0 0 26 27" draw:points="0,0 26,0 26,27 0,27">
          <text:p/>
        </draw:polygon>
        <draw:polygon draw:style-name="gr4" draw:text-style-name="P5" draw:layer="layout" svg:width="4.564cm" svg:height="0.026cm" svg:x="15.682cm" svg:y="3.107cm" svg:viewBox="0 0 4565 27" draw:points="0,0 4565,0 4565,27 0,27">
          <text:p/>
        </draw:polygon>
        <draw:polygon draw:style-name="gr4" draw:text-style-name="P5" draw:layer="layout" svg:width="0.025cm" svg:height="0.026cm" svg:x="20.247cm" svg:y="3.107cm" svg:viewBox="0 0 26 27" draw:points="0,0 26,0 26,27 0,27">
          <text:p/>
        </draw:polygon>
        <draw:polygon draw:style-name="gr4" draw:text-style-name="P5" draw:layer="layout" svg:width="0.025cm" svg:height="0.026cm" svg:x="20.247cm" svg:y="3.107cm" svg:viewBox="0 0 26 27" draw:points="0,0 26,0 26,27 0,27">
          <text:p/>
        </draw:polygon>
        <draw:polygon draw:style-name="gr4" draw:text-style-name="P5" draw:layer="layout" svg:width="0.025cm" svg:height="0.487cm" svg:x="1.511cm" svg:y="3.133cm" svg:viewBox="0 0 26 488" draw:points="0,0 26,0 26,488 0,488">
          <text:p/>
        </draw:polygon>
        <draw:polygon draw:style-name="gr4" draw:text-style-name="P5" draw:layer="layout" svg:width="0.025cm" svg:height="0.487cm" svg:x="9.768cm" svg:y="3.133cm" svg:viewBox="0 0 26 488" draw:points="0,0 26,0 26,488 0,488">
          <text:p/>
        </draw:polygon>
        <draw:polygon draw:style-name="gr4" draw:text-style-name="P5" draw:layer="layout" svg:width="0.025cm" svg:height="0.487cm" svg:x="11.516cm" svg:y="3.133cm" svg:viewBox="0 0 26 488" draw:points="0,0 26,0 26,488 0,488">
          <text:p/>
        </draw:polygon>
        <draw:polygon draw:style-name="gr4" draw:text-style-name="P5" draw:layer="layout" svg:width="0.025cm" svg:height="0.487cm" svg:x="20.247cm" svg:y="3.133cm" svg:viewBox="0 0 26 488" draw:points="0,0 26,0 26,488 0,488">
          <text:p/>
        </draw:polygon>
        <draw:frame draw:style-name="gr2" draw:text-style-name="P3" draw:layer="layout" svg:width="0.422cm" svg:height="0.471cm" svg:x="15.844cm" svg:y="3.137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.715cm" svg:y="3.654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9.971cm" svg:y="3.654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3.447cm" svg:height="0.471cm" svg:x="11.72cm" svg:y="3.654cm">
          <draw:text-box>
            <text:p text:style-name="P1"><text:span text:style-name="T3">Court File Number: </text:span></text:p>
          </draw:text-box>
        </draw:frame>
        <draw:polygon draw:style-name="gr4" draw:text-style-name="P5" draw:layer="layout" svg:width="0.025cm" svg:height="0.025cm" svg:x="1.511cm" svg:y="3.62cm" svg:viewBox="0 0 26 26" draw:points="0,0 26,0 26,26 0,26">
          <text:p/>
        </draw:polygon>
        <draw:polygon draw:style-name="gr4" draw:text-style-name="P5" draw:layer="layout" svg:width="0.025cm" svg:height="0.025cm" svg:x="9.768cm" svg:y="3.62cm" svg:viewBox="0 0 26 26" draw:points="0,0 26,0 26,26 0,26">
          <text:p/>
        </draw:polygon>
        <draw:polygon draw:style-name="gr4" draw:text-style-name="P5" draw:layer="layout" svg:width="0.025cm" svg:height="0.025cm" svg:x="11.516cm" svg:y="3.62cm" svg:viewBox="0 0 26 26" draw:points="0,0 26,0 26,26 0,26">
          <text:p/>
        </draw:polygon>
        <draw:polygon draw:style-name="gr4" draw:text-style-name="P5" draw:layer="layout" svg:width="4.589cm" svg:height="0.025cm" svg:x="15.657cm" svg:y="3.62cm" svg:viewBox="0 0 4590 26" draw:points="0,0 4590,0 4590,26 0,26">
          <text:p/>
        </draw:polygon>
        <draw:polygon draw:style-name="gr4" draw:text-style-name="P5" draw:layer="layout" svg:width="0.025cm" svg:height="0.025cm" svg:x="20.247cm" svg:y="3.62cm" svg:viewBox="0 0 26 26" draw:points="0,0 26,0 26,26 0,26">
          <text:p/>
        </draw:polygon>
        <draw:polygon draw:style-name="gr4" draw:text-style-name="P5" draw:layer="layout" svg:width="0.025cm" svg:height="0.491cm" svg:x="1.511cm" svg:y="3.645cm" svg:viewBox="0 0 26 492" draw:points="0,0 26,0 26,492 0,492">
          <text:p/>
        </draw:polygon>
        <draw:polygon draw:style-name="gr4" draw:text-style-name="P5" draw:layer="layout" svg:width="0.025cm" svg:height="0.491cm" svg:x="9.768cm" svg:y="3.645cm" svg:viewBox="0 0 26 492" draw:points="0,0 26,0 26,492 0,492">
          <text:p/>
        </draw:polygon>
        <draw:polygon draw:style-name="gr4" draw:text-style-name="P5" draw:layer="layout" svg:width="0.025cm" svg:height="0.491cm" svg:x="11.516cm" svg:y="3.645cm" svg:viewBox="0 0 26 492" draw:points="0,0 26,0 26,492 0,492">
          <text:p/>
        </draw:polygon>
        <draw:polygon draw:style-name="gr4" draw:text-style-name="P5" draw:layer="layout" svg:width="0.025cm" svg:height="0.491cm" svg:x="20.247cm" svg:y="3.645cm" svg:viewBox="0 0 26 492" draw:points="0,0 26,0 26,492 0,492">
          <text:p/>
        </draw:polygon>
        <draw:frame draw:style-name="gr2" draw:text-style-name="P3" draw:layer="layout" svg:width="0.422cm" svg:height="0.471cm" svg:x="15.844cm" svg:y="3.654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.715cm" svg:y="4.166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9.971cm" svg:y="4.166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2.024cm" svg:height="0.471cm" svg:x="11.72cm" svg:y="4.166cm">
          <draw:text-box>
            <text:p text:style-name="P1"><text:span text:style-name="T3">Case Type: </text:span></text:p>
          </draw:text-box>
        </draw:frame>
        <draw:polygon draw:style-name="gr4" draw:text-style-name="P5" draw:layer="layout" svg:width="0.025cm" svg:height="0.026cm" svg:x="1.511cm" svg:y="4.136cm" svg:viewBox="0 0 26 27" draw:points="0,0 26,0 26,27 0,27">
          <text:p/>
        </draw:polygon>
        <draw:polygon draw:style-name="gr4" draw:text-style-name="P5" draw:layer="layout" svg:width="0.025cm" svg:height="0.026cm" svg:x="9.768cm" svg:y="4.136cm" svg:viewBox="0 0 26 27" draw:points="0,0 26,0 26,27 0,27">
          <text:p/>
        </draw:polygon>
        <draw:polygon draw:style-name="gr4" draw:text-style-name="P5" draw:layer="layout" svg:width="0.025cm" svg:height="0.026cm" svg:x="11.516cm" svg:y="4.136cm" svg:viewBox="0 0 26 27" draw:points="0,0 26,0 26,27 0,27">
          <text:p/>
        </draw:polygon>
        <draw:polygon draw:style-name="gr4" draw:text-style-name="P5" draw:layer="layout" svg:width="4.589cm" svg:height="0.026cm" svg:x="15.657cm" svg:y="4.136cm" svg:viewBox="0 0 4590 27" draw:points="0,0 4590,0 4590,27 0,27">
          <text:p/>
        </draw:polygon>
        <draw:polygon draw:style-name="gr4" draw:text-style-name="P5" draw:layer="layout" svg:width="0.025cm" svg:height="0.026cm" svg:x="20.247cm" svg:y="4.136cm" svg:viewBox="0 0 26 27" draw:points="0,0 26,0 26,27 0,27">
          <text:p/>
        </draw:polygon>
        <draw:polygon draw:style-name="gr4" draw:text-style-name="P5" draw:layer="layout" svg:width="0.025cm" svg:height="0.592cm" svg:x="1.511cm" svg:y="4.162cm" svg:viewBox="0 0 26 593" draw:points="0,0 26,0 26,593 0,593">
          <text:p/>
        </draw:polygon>
        <draw:polygon draw:style-name="gr4" draw:text-style-name="P5" draw:layer="layout" svg:width="0.025cm" svg:height="0.026cm" svg:x="1.511cm" svg:y="4.754cm" svg:viewBox="0 0 26 27" draw:points="0,0 26,0 26,27 0,27">
          <text:p/>
        </draw:polygon>
        <draw:polygon draw:style-name="gr4" draw:text-style-name="P5" draw:layer="layout" svg:width="0.025cm" svg:height="0.026cm" svg:x="1.511cm" svg:y="4.754cm" svg:viewBox="0 0 26 27" draw:points="0,0 26,0 26,27 0,27">
          <text:p/>
        </draw:polygon>
        <draw:polygon draw:style-name="gr4" draw:text-style-name="P5" draw:layer="layout" svg:width="8.232cm" svg:height="0.026cm" svg:x="1.536cm" svg:y="4.754cm" svg:viewBox="0 0 8233 27" draw:points="0,0 8233,0 8233,27 0,27">
          <text:p/>
        </draw:polygon>
        <draw:polygon draw:style-name="gr4" draw:text-style-name="P5" draw:layer="layout" svg:width="0.025cm" svg:height="0.592cm" svg:x="9.768cm" svg:y="4.162cm" svg:viewBox="0 0 26 593" draw:points="0,0 26,0 26,593 0,593">
          <text:p/>
        </draw:polygon>
        <draw:polygon draw:style-name="gr4" draw:text-style-name="P5" draw:layer="layout" svg:width="0.025cm" svg:height="0.026cm" svg:x="9.768cm" svg:y="4.754cm" svg:viewBox="0 0 26 27" draw:points="0,0 26,0 26,27 0,27">
          <text:p/>
        </draw:polygon>
        <draw:polygon draw:style-name="gr4" draw:text-style-name="P5" draw:layer="layout" svg:width="0.025cm" svg:height="0.026cm" svg:x="9.768cm" svg:y="4.754cm" svg:viewBox="0 0 26 27" draw:points="0,0 26,0 26,27 0,27">
          <text:p/>
        </draw:polygon>
        <draw:polygon draw:style-name="gr4" draw:text-style-name="P5" draw:layer="layout" svg:width="0.025cm" svg:height="0.592cm" svg:x="11.516cm" svg:y="4.162cm" svg:viewBox="0 0 26 593" draw:points="0,0 26,0 26,593 0,593">
          <text:p/>
        </draw:polygon>
        <draw:polygon draw:style-name="gr4" draw:text-style-name="P5" draw:layer="layout" svg:width="0.025cm" svg:height="0.026cm" svg:x="11.516cm" svg:y="4.754cm" svg:viewBox="0 0 26 27" draw:points="0,0 26,0 26,27 0,27">
          <text:p/>
        </draw:polygon>
        <draw:polygon draw:style-name="gr4" draw:text-style-name="P5" draw:layer="layout" svg:width="0.025cm" svg:height="0.026cm" svg:x="11.516cm" svg:y="4.754cm" svg:viewBox="0 0 26 27" draw:points="0,0 26,0 26,27 0,27">
          <text:p/>
        </draw:polygon>
        <draw:polygon draw:style-name="gr4" draw:text-style-name="P5" draw:layer="layout" svg:width="4.116cm" svg:height="0.026cm" svg:x="11.541cm" svg:y="4.754cm" svg:viewBox="0 0 4117 27" draw:points="0,0 4117,0 4117,27 0,27">
          <text:p/>
        </draw:polygon>
        <draw:polygon draw:style-name="gr4" draw:text-style-name="P5" draw:layer="layout" svg:width="0.026cm" svg:height="0.026cm" svg:x="15.631cm" svg:y="4.754cm" svg:viewBox="0 0 27 27" draw:points="0,0 27,0 27,27 0,27">
          <text:p/>
        </draw:polygon>
        <draw:polygon draw:style-name="gr4" draw:text-style-name="P5" draw:layer="layout" svg:width="4.589cm" svg:height="0.026cm" svg:x="15.657cm" svg:y="4.754cm" svg:viewBox="0 0 4590 27" draw:points="0,0 4590,0 4590,27 0,27">
          <text:p/>
        </draw:polygon>
        <draw:polygon draw:style-name="gr4" draw:text-style-name="P5" draw:layer="layout" svg:width="0.025cm" svg:height="0.592cm" svg:x="20.247cm" svg:y="4.162cm" svg:viewBox="0 0 26 593" draw:points="0,0 26,0 26,593 0,593">
          <text:p/>
        </draw:polygon>
        <draw:polygon draw:style-name="gr4" draw:text-style-name="P5" draw:layer="layout" svg:width="0.025cm" svg:height="0.026cm" svg:x="20.247cm" svg:y="4.754cm" svg:viewBox="0 0 26 27" draw:points="0,0 26,0 26,27 0,27">
          <text:p/>
        </draw:polygon>
        <draw:polygon draw:style-name="gr4" draw:text-style-name="P5" draw:layer="layout" svg:width="0.025cm" svg:height="0.026cm" svg:x="20.247cm" svg:y="4.754cm" svg:viewBox="0 0 26 27" draw:points="0,0 26,0 26,27 0,27">
          <text:p/>
        </draw:polygon>
        <draw:frame draw:style-name="gr2" draw:text-style-name="P3" draw:layer="layout" svg:width="2.659cm" svg:height="0.471cm" svg:x="15.844cm" svg:y="4.174cm">
          <draw:text-box>
            <text:p text:style-name="P1"><text:span text:style-name="T5">Name Change </text:span></text:p>
          </draw:text-box>
        </draw:frame>
        <draw:frame draw:style-name="gr5" draw:text-style-name="P6" draw:layer="layout" svg:width="0.35cm" svg:height="0.39cm" svg:x="1.524cm" svg:y="4.785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2.894cm" svg:height="0.471cm" svg:x="1.524cm" svg:y="5.19cm">
          <draw:text-box>
            <text:p text:style-name="P1"><text:span text:style-name="T3">In the Matter of: </text:span></text:p>
          </draw:text-box>
        </draw:frame>
        <draw:frame draw:style-name="gr2" draw:text-style-name="P3" draw:layer="layout" svg:width="0.422cm" svg:height="0.471cm" svg:x="1.524cm" svg:y="5.677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.524cm" svg:y="6.164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2.795cm" svg:y="6.164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4.065cm" svg:y="6.164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5.335cm" svg:y="6.164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6.605cm" svg:y="6.164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7.876cm" svg:y="6.164cm">
          <draw:text-box>
            <text:p text:style-name="P1"><text:span text:style-name="T3"><text:s/></text:span></text:p>
          </draw:text-box>
        </draw:frame>
        <draw:polygon draw:style-name="gr4" draw:text-style-name="P5" draw:layer="layout" svg:width="7.622cm" svg:height="0.021cm" svg:x="1.524cm" svg:y="6.587cm" svg:viewBox="0 0 7623 22" draw:points="0,0 7623,0 7623,22 0,22">
          <text:p/>
        </draw:polygon>
        <draw:frame draw:style-name="gr2" draw:text-style-name="P3" draw:layer="layout" svg:width="0.422cm" svg:height="0.471cm" svg:x="9.146cm" svg:y="6.164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884cm" svg:height="0.471cm" svg:x="1.524cm" svg:y="6.651cm">
          <draw:text-box>
            <text:p text:style-name="P1"><text:span text:style-name="T3">First </text:span></text:p>
          </draw:text-box>
        </draw:frame>
        <draw:frame draw:style-name="gr2" draw:text-style-name="P3" draw:layer="layout" svg:width="0.422cm" svg:height="0.471cm" svg:x="2.795cm" svg:y="6.65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1.437cm" svg:height="0.471cm" svg:x="4.065cm" svg:y="6.651cm">
          <draw:text-box>
            <text:p text:style-name="P1"><text:span text:style-name="T3">Middle <text:s/></text:span></text:p>
          </draw:text-box>
        </draw:frame>
        <draw:frame draw:style-name="gr2" draw:text-style-name="P3" draw:layer="layout" svg:width="0.422cm" svg:height="0.471cm" svg:x="6.605cm" svg:y="6.65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837cm" svg:height="0.471cm" svg:x="7.876cm" svg:y="6.651cm">
          <draw:text-box>
            <text:p text:style-name="P1"><text:span text:style-name="T3">Last </text:span></text:p>
          </draw:text-box>
        </draw:frame>
        <draw:frame draw:style-name="gr6" draw:text-style-name="P7" draw:layer="layout" svg:width="0.283cm" svg:height="0.314cm" svg:x="9.146cm" svg:y="6.775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0.283cm" svg:height="0.314cm" svg:x="10.416cm" svg:y="6.775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0.283cm" svg:height="0.314cm" svg:x="11.686cm" svg:y="6.775cm">
          <draw:text-box>
            <text:p text:style-name="P1"><text:span text:style-name="T7"><text:s/></text:span></text:p>
          </draw:text-box>
        </draw:frame>
        <draw:frame draw:style-name="gr5" draw:text-style-name="P6" draw:layer="layout" svg:width="0.35cm" svg:height="0.39cm" svg:x="1.524cm" svg:y="7.278cm">
          <draw:text-box>
            <text:p text:style-name="P1"><text:span text:style-name="T6"><text:s/></text:span></text:p>
          </draw:text-box>
        </draw:frame>
        <draw:frame draw:style-name="gr5" draw:text-style-name="P6" draw:layer="layout" svg:width="0.35cm" svg:height="0.39cm" svg:x="2.795cm" svg:y="7.278cm">
          <draw:text-box>
            <text:p text:style-name="P1"><text:span text:style-name="T6"><text:s/></text:span></text:p>
          </draw:text-box>
        </draw:frame>
        <draw:frame draw:style-name="gr5" draw:text-style-name="P6" draw:layer="layout" svg:width="0.35cm" svg:height="0.39cm" svg:x="4.065cm" svg:y="7.278cm">
          <draw:text-box>
            <text:p text:style-name="P1"><text:span text:style-name="T6"><text:s/></text:span></text:p>
          </draw:text-box>
        </draw:frame>
        <draw:frame draw:style-name="gr5" draw:text-style-name="P6" draw:layer="layout" svg:width="0.35cm" svg:height="0.39cm" svg:x="5.335cm" svg:y="7.278cm">
          <draw:text-box>
            <text:p text:style-name="P1"><text:span text:style-name="T6"><text:s/></text:span></text:p>
          </draw:text-box>
        </draw:frame>
        <draw:frame draw:style-name="gr5" draw:text-style-name="P6" draw:layer="layout" svg:width="0.35cm" svg:height="0.39cm" svg:x="6.605cm" svg:y="7.278cm">
          <draw:text-box>
            <text:p text:style-name="P1"><text:span text:style-name="T6"><text:s/></text:span></text:p>
          </draw:text-box>
        </draw:frame>
        <draw:frame draw:style-name="gr5" draw:text-style-name="P6" draw:layer="layout" svg:width="0.35cm" svg:height="0.39cm" svg:x="7.876cm" svg:y="7.278cm">
          <draw:text-box>
            <text:p text:style-name="P1"><text:span text:style-name="T6"><text:s/></text:span></text:p>
          </draw:text-box>
        </draw:frame>
        <draw:frame draw:style-name="gr5" draw:text-style-name="P6" draw:layer="layout" svg:width="0.35cm" svg:height="0.39cm" svg:x="9.146cm" svg:y="7.278cm">
          <draw:text-box>
            <text:p text:style-name="P1"><text:span text:style-name="T6"><text:s/></text:span></text:p>
          </draw:text-box>
        </draw:frame>
        <draw:frame draw:style-name="gr5" draw:text-style-name="P6" draw:layer="layout" svg:width="0.35cm" svg:height="0.39cm" svg:x="10.416cm" svg:y="7.278cm">
          <draw:text-box>
            <text:p text:style-name="P1"><text:span text:style-name="T6"><text:s/></text:span></text:p>
          </draw:text-box>
        </draw:frame>
        <draw:frame draw:style-name="gr3" draw:text-style-name="P4" draw:layer="layout" svg:width="6.633cm" svg:height="0.547cm" svg:x="11.686cm" svg:y="7.15cm">
          <draw:text-box>
            <text:p text:style-name="P1"><text:span text:style-name="T4">Order Granting Name Change </text:span></text:p>
          </draw:text-box>
        </draw:frame>
        <draw:frame draw:style-name="gr3" draw:text-style-name="P4" draw:layer="layout" svg:width="0.494cm" svg:height="0.547cm" svg:x="1.524cm" svg:y="7.717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494cm" svg:height="0.547cm" svg:x="2.795cm" svg:y="7.717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494cm" svg:height="0.547cm" svg:x="4.065cm" svg:y="7.717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494cm" svg:height="0.547cm" svg:x="5.335cm" svg:y="7.717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494cm" svg:height="0.547cm" svg:x="6.605cm" svg:y="7.717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494cm" svg:height="0.547cm" svg:x="7.876cm" svg:y="7.717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494cm" svg:height="0.547cm" svg:x="9.146cm" svg:y="7.717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494cm" svg:height="0.547cm" svg:x="10.416cm" svg:y="7.717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494cm" svg:height="0.547cm" svg:x="11.686cm" svg:y="7.717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3.661cm" svg:height="0.547cm" svg:x="12.956cm" svg:y="7.717cm">
          <draw:text-box>
            <text:p text:style-name="P1"><text:span text:style-name="T4">And Other Relief</text:span></text:p>
          </draw:text-box>
        </draw:frame>
        <draw:frame draw:style-name="gr5" draw:text-style-name="P6" draw:layer="layout" svg:width="0.35cm" svg:height="0.39cm" svg:x="16.607cm" svg:y="7.845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4.328cm" svg:height="0.471cm" svg:x="1.524cm" svg:y="8.272cm">
          <draw:text-box>
            <text:p text:style-name="P1"><text:span text:style-name="T3">For a change of name to: </text:span></text:p>
          </draw:text-box>
        </draw:frame>
        <draw:frame draw:style-name="gr2" draw:text-style-name="P3" draw:layer="layout" svg:width="0.422cm" svg:height="0.471cm" svg:x="6.605cm" svg:y="8.272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7.876cm" svg:y="8.272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10.621cm" svg:height="0.471cm" svg:x="9.146cm" svg:y="8.272cm">
          <draw:text-box>
            <text:p text:style-name="P1"><text:span text:style-name="T3"><text:s text:c="17"/></text:span><text:span text:style-name="T5">(Minn. Stat. § 259.10, § 144.218, and § 144.2181) </text:span></text:p>
          </draw:text-box>
        </draw:frame>
        <draw:frame draw:style-name="gr2" draw:text-style-name="P3" draw:layer="layout" svg:width="0.422cm" svg:height="0.471cm" svg:x="1.524cm" svg:y="8.759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.524cm" svg:y="9.247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2.795cm" svg:y="9.247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4.065cm" svg:y="9.247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5.335cm" svg:y="9.247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6.605cm" svg:y="9.247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7.876cm" svg:y="9.247cm">
          <draw:text-box>
            <text:p text:style-name="P1"><text:span text:style-name="T3"><text:s/></text:span></text:p>
          </draw:text-box>
        </draw:frame>
        <draw:polygon draw:style-name="gr4" draw:text-style-name="P5" draw:layer="layout" svg:width="7.622cm" svg:height="0.021cm" svg:x="1.524cm" svg:y="9.67cm" svg:viewBox="0 0 7623 22" draw:points="0,0 7623,0 7623,22 0,22">
          <text:p/>
        </draw:polygon>
        <draw:frame draw:style-name="gr2" draw:text-style-name="P3" draw:layer="layout" svg:width="0.422cm" svg:height="0.471cm" svg:x="9.146cm" svg:y="9.247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884cm" svg:height="0.471cm" svg:x="1.524cm" svg:y="9.734cm">
          <draw:text-box>
            <text:p text:style-name="P1"><text:span text:style-name="T3">First </text:span></text:p>
          </draw:text-box>
        </draw:frame>
        <draw:frame draw:style-name="gr2" draw:text-style-name="P3" draw:layer="layout" svg:width="0.422cm" svg:height="0.471cm" svg:x="2.795cm" svg:y="9.734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1.437cm" svg:height="0.471cm" svg:x="4.065cm" svg:y="9.734cm">
          <draw:text-box>
            <text:p text:style-name="P1"><text:span text:style-name="T3">Middle <text:s/></text:span></text:p>
          </draw:text-box>
        </draw:frame>
        <draw:frame draw:style-name="gr2" draw:text-style-name="P3" draw:layer="layout" svg:width="0.422cm" svg:height="0.471cm" svg:x="6.605cm" svg:y="9.734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837cm" svg:height="0.471cm" svg:x="7.876cm" svg:y="9.734cm">
          <draw:text-box>
            <text:p text:style-name="P1"><text:span text:style-name="T3">Last </text:span></text:p>
          </draw:text-box>
        </draw:frame>
        <draw:frame draw:style-name="gr2" draw:text-style-name="P3" draw:layer="layout" svg:width="0.422cm" svg:height="0.471cm" svg:x="1.524cm" svg:y="10.22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.524cm" svg:y="10.716cm">
          <draw:text-box>
            <text:p text:style-name="P1"><text:span text:style-name="T5"><text:s/></text:span></text:p>
          </draw:text-box>
        </draw:frame>
        <draw:frame draw:style-name="gr2" draw:text-style-name="P3" draw:layer="layout" svg:width="0.422cm" svg:height="0.471cm" svg:x="2.795cm" svg:y="10.716cm">
          <draw:text-box>
            <text:p text:style-name="P1"><text:span text:style-name="T5"><text:s/></text:span></text:p>
          </draw:text-box>
        </draw:frame>
        <draw:frame draw:style-name="gr2" draw:text-style-name="P3" draw:layer="layout" svg:width="0.422cm" svg:height="0.471cm" svg:x="4.065cm" svg:y="10.716cm">
          <draw:text-box>
            <text:p text:style-name="P1"><text:span text:style-name="T5"><text:s/></text:span></text:p>
          </draw:text-box>
        </draw:frame>
        <draw:frame draw:style-name="gr2" draw:text-style-name="P3" draw:layer="layout" svg:width="0.422cm" svg:height="0.471cm" svg:x="5.335cm" svg:y="10.716cm">
          <draw:text-box>
            <text:p text:style-name="P1"><text:span text:style-name="T5"><text:s/></text:span></text:p>
          </draw:text-box>
        </draw:frame>
        <draw:frame draw:style-name="gr2" draw:text-style-name="P3" draw:layer="layout" svg:width="0.422cm" svg:height="0.471cm" svg:x="6.605cm" svg:y="10.716cm">
          <draw:text-box>
            <text:p text:style-name="P1"><text:span text:style-name="T5"><text:s/></text:span></text:p>
          </draw:text-box>
        </draw:frame>
        <draw:frame draw:style-name="gr2" draw:text-style-name="P3" draw:layer="layout" svg:width="0.422cm" svg:height="0.471cm" svg:x="7.876cm" svg:y="10.716cm">
          <draw:text-box>
            <text:p text:style-name="P1"><text:span text:style-name="T5"><text:s/></text:span></text:p>
          </draw:text-box>
        </draw:frame>
        <draw:frame draw:style-name="gr2" draw:text-style-name="P3" draw:layer="layout" svg:width="0.422cm" svg:height="0.471cm" svg:x="9.146cm" svg:y="10.716cm">
          <draw:text-box>
            <text:p text:style-name="P1"><text:span text:style-name="T5"><text:s/></text:span></text:p>
          </draw:text-box>
        </draw:frame>
        <draw:frame draw:style-name="gr2" draw:text-style-name="P3" draw:layer="layout" svg:width="0.422cm" svg:height="0.471cm" svg:x="10.416cm" svg:y="10.716cm">
          <draw:text-box>
            <text:p text:style-name="P1"><text:span text:style-name="T5"><text:s/></text:span></text:p>
          </draw:text-box>
        </draw:frame>
        <draw:frame draw:style-name="gr2" draw:text-style-name="P3" draw:layer="layout" svg:width="0.422cm" svg:height="0.471cm" svg:x="11.686cm" svg:y="10.716cm">
          <draw:text-box>
            <text:p text:style-name="P1"><text:span text:style-name="T5"><text:s/></text:span></text:p>
          </draw:text-box>
        </draw:frame>
        <draw:frame draw:style-name="gr2" draw:text-style-name="P3" draw:layer="layout" svg:width="0.422cm" svg:height="0.471cm" svg:x="12.956cm" svg:y="10.716cm">
          <draw:text-box>
            <text:p text:style-name="P1"><text:span text:style-name="T5"><text:s/></text:span></text:p>
          </draw:text-box>
        </draw:frame>
        <draw:frame draw:style-name="gr2" draw:text-style-name="P3" draw:layer="layout" svg:width="0.422cm" svg:height="0.471cm" svg:x="14.226cm" svg:y="10.716cm">
          <draw:text-box>
            <text:p text:style-name="P1"><text:span text:style-name="T5"><text:s/></text:span></text:p>
          </draw:text-box>
        </draw:frame>
        <draw:frame draw:style-name="gr2" draw:text-style-name="P3" draw:layer="layout" svg:width="0.422cm" svg:height="0.471cm" svg:x="15.496cm" svg:y="10.716cm">
          <draw:text-box>
            <text:p text:style-name="P1"><text:span text:style-name="T5"><text:s/></text:span></text:p>
          </draw:text-box>
        </draw:frame>
        <draw:frame draw:style-name="gr2" draw:text-style-name="P3" draw:layer="layout" svg:width="0.422cm" svg:height="0.471cm" svg:x="16.768cm" svg:y="10.716cm">
          <draw:text-box>
            <text:p text:style-name="P1"><text:span text:style-name="T5"><text:s/></text:span></text:p>
          </draw:text-box>
        </draw:frame>
        <draw:frame draw:style-name="gr2" draw:text-style-name="P3" draw:layer="layout" svg:width="0.422cm" svg:height="0.471cm" svg:x="18.038cm" svg:y="10.716cm">
          <draw:text-box>
            <text:p text:style-name="P1"><text:span text:style-name="T5"><text:s/></text:span></text:p>
          </draw:text-box>
        </draw:frame>
        <draw:polygon draw:style-name="gr4" draw:text-style-name="P5" draw:layer="layout" svg:width="17.784cm" svg:height="0.042cm" svg:x="1.524cm" svg:y="11.139cm" svg:viewBox="0 0 17785 43" draw:points="0,0 17785,0 17785,43 0,43">
          <text:p/>
        </draw:polygon>
        <draw:frame draw:style-name="gr2" draw:text-style-name="P3" draw:layer="layout" svg:width="0.422cm" svg:height="0.471cm" svg:x="19.308cm" svg:y="10.716cm">
          <draw:text-box>
            <text:p text:style-name="P1"><text:span text:style-name="T5"><text:s/></text:span></text:p>
          </draw:text-box>
        </draw:frame>
        <draw:frame draw:style-name="gr2" draw:text-style-name="P3" draw:layer="layout" svg:width="0.422cm" svg:height="0.471cm" svg:x="1.524cm" svg:y="11.194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766cm" svg:height="0.471cm" svg:x="2.795cm" svg:y="11.681cm">
          <draw:text-box>
            <text:p text:style-name="P1"><text:span text:style-name="T3">The </text:span></text:p>
          </draw:text-box>
        </draw:frame>
        <draw:frame draw:style-name="gr2" draw:text-style-name="P3" draw:layer="layout" svg:width="1.119cm" svg:height="0.471cm" svg:x="3.81cm" svg:y="11.681cm">
          <draw:text-box>
            <text:p text:style-name="P1"><text:span text:style-name="T3">above </text:span></text:p>
          </draw:text-box>
        </draw:frame>
        <draw:frame draw:style-name="gr2" draw:text-style-name="P3" draw:layer="layout" svg:width="1.377cm" svg:height="0.471cm" svg:x="5.181cm" svg:y="11.681cm">
          <draw:text-box>
            <text:p text:style-name="P1"><text:span text:style-name="T3">entitled </text:span></text:p>
          </draw:text-box>
        </draw:frame>
        <draw:frame draw:style-name="gr2" draw:text-style-name="P3" draw:layer="layout" svg:width="1.189cm" svg:height="0.471cm" svg:x="6.814cm" svg:y="11.681cm">
          <draw:text-box>
            <text:p text:style-name="P1"><text:span text:style-name="T3">matter </text:span></text:p>
          </draw:text-box>
        </draw:frame>
        <draw:frame draw:style-name="gr2" draw:text-style-name="P3" draw:layer="layout" svg:width="1.001cm" svg:height="0.471cm" svg:x="8.253cm" svg:y="11.681cm">
          <draw:text-box>
            <text:p text:style-name="P1"><text:span text:style-name="T3">came </text:span></text:p>
          </draw:text-box>
        </draw:frame>
        <draw:frame draw:style-name="gr2" draw:text-style-name="P3" draw:layer="layout" svg:width="0.531cm" svg:height="0.471cm" svg:x="9.505cm" svg:y="11.681cm">
          <draw:text-box>
            <text:p text:style-name="P1"><text:span text:style-name="T3">on </text:span></text:p>
          </draw:text-box>
        </draw:frame>
        <draw:frame draw:style-name="gr2" draw:text-style-name="P3" draw:layer="layout" svg:width="0.601cm" svg:height="0.471cm" svg:x="10.292cm" svg:y="11.681cm">
          <draw:text-box>
            <text:p text:style-name="P1"><text:span text:style-name="T3">for </text:span></text:p>
          </draw:text-box>
        </draw:frame>
        <draw:frame draw:style-name="gr2" draw:text-style-name="P3" draw:layer="layout" svg:width="1.377cm" svg:height="0.471cm" svg:x="11.146cm" svg:y="11.681cm">
          <draw:text-box>
            <text:p text:style-name="P1"><text:span text:style-name="T3">hearing </text:span></text:p>
          </draw:text-box>
        </draw:frame>
        <draw:frame draw:style-name="gr2" draw:text-style-name="P3" draw:layer="layout" svg:width="1.189cm" svg:height="0.471cm" svg:x="12.771cm" svg:y="11.681cm">
          <draw:text-box>
            <text:p text:style-name="P1"><text:span text:style-name="T3">before </text:span></text:p>
          </draw:text-box>
        </draw:frame>
        <draw:frame draw:style-name="gr2" draw:text-style-name="P3" draw:layer="layout" svg:width="0.625cm" svg:height="0.471cm" svg:x="14.213cm" svg:y="11.681cm">
          <draw:text-box>
            <text:p text:style-name="P1"><text:span text:style-name="T3">the </text:span></text:p>
          </draw:text-box>
        </draw:frame>
        <draw:frame draw:style-name="gr2" draw:text-style-name="P3" draw:layer="layout" svg:width="2.177cm" svg:height="0.471cm" svg:x="15.097cm" svg:y="11.681cm">
          <draw:text-box>
            <text:p text:style-name="P1"><text:span text:style-name="T3">undersigned </text:span></text:p>
          </draw:text-box>
        </draw:frame>
        <draw:frame draw:style-name="gr2" draw:text-style-name="P3" draw:layer="layout" svg:width="1.095cm" svg:height="0.471cm" svg:x="17.522cm" svg:y="11.681cm">
          <draw:text-box>
            <text:p text:style-name="P1"><text:span text:style-name="T3">Judge </text:span></text:p>
          </draw:text-box>
        </draw:frame>
        <draw:frame draw:style-name="gr2" draw:text-style-name="P3" draw:layer="layout" svg:width="0.531cm" svg:height="0.471cm" svg:x="18.871cm" svg:y="11.681cm">
          <draw:text-box>
            <text:p text:style-name="P1"><text:span text:style-name="T3">on </text:span></text:p>
          </draw:text-box>
        </draw:frame>
        <draw:frame draw:style-name="gr2" draw:text-style-name="P3" draw:layer="layout" svg:width="17.191cm" svg:height="0.471cm" svg:x="1.524cm" svg:y="12.168cm">
          <draw:text-box>
            <text:p text:style-name="P1"><text:span text:style-name="T3">_________________________ upon the Application for a Name Change and Other Relief. <text:s/>Upon the</text:span></text:p>
          </draw:text-box>
        </draw:frame>
        <draw:frame draw:style-name="gr5" draw:text-style-name="P6" draw:layer="layout" svg:width="0.35cm" svg:height="0.39cm" svg:x="18.715cm" svg:y="12.232cm">
          <draw:text-box>
            <text:p text:style-name="P1"><text:span text:style-name="T6"><text:s/></text:span></text:p>
          </draw:text-box>
        </draw:frame>
        <draw:frame draw:style-name="gr5" draw:text-style-name="P6" draw:layer="layout" svg:width="0.753cm" svg:height="0.39cm" svg:x="1.524cm" svg:y="12.655cm">
          <draw:text-box>
            <text:p text:style-name="P1"><text:span text:style-name="T6">Date </text:span></text:p>
          </draw:text-box>
        </draw:frame>
        <draw:frame draw:style-name="gr2" draw:text-style-name="P3" draw:layer="layout" svg:width="9.726cm" svg:height="0.471cm" svg:x="1.524cm" svg:y="13.061cm">
          <draw:text-box>
            <text:p text:style-name="P1"><text:span text:style-name="T3">testimony and files, THE COURT FINDS the following: </text:span></text:p>
          </draw:text-box>
        </draw:frame>
        <draw:frame draw:style-name="gr2" draw:text-style-name="P3" draw:layer="layout" svg:width="0.422cm" svg:height="0.471cm" svg:x="1.524cm" svg:y="13.548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.524cm" svg:y="14.035cm">
          <draw:text-box>
            <text:p text:style-name="P1"><text:span text:style-name="T3">1.</text:span></text:p>
          </draw:text-box>
        </draw:frame>
        <draw:frame draw:style-name="gr2" draw:text-style-name="P3" draw:layer="layout" svg:width="0.422cm" svg:height="0.475cm" svg:x="1.842cm" svg:y="14.029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12.722cm" svg:height="0.471cm" svg:x="2.159cm" svg:y="14.035cm">
          <draw:text-box>
            <text:p text:style-name="P1"><text:span text:style-name="T3">The application is made in good faith without intent to defraud or mislead. </text:span></text:p>
          </draw:text-box>
        </draw:frame>
        <draw:frame draw:style-name="gr2" draw:text-style-name="P3" draw:layer="layout" svg:width="0.422cm" svg:height="0.471cm" svg:x="1.524cm" svg:y="14.522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.524cm" svg:y="15.009cm">
          <draw:text-box>
            <text:p text:style-name="P1"><text:span text:style-name="T3">2.</text:span></text:p>
          </draw:text-box>
        </draw:frame>
        <draw:frame draw:style-name="gr2" draw:text-style-name="P3" draw:layer="layout" svg:width="0.422cm" svg:height="0.475cm" svg:x="1.842cm" svg:y="15.003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17.142cm" svg:height="0.471cm" svg:x="2.159cm" svg:y="15.009cm">
          <draw:text-box>
            <text:p text:style-name="P1"><text:span text:style-name="T3">The applicant(s) has/have lived in the State of Minnesota for at least six months preceding the filing <text:s/></text:span></text:p>
          </draw:text-box>
        </draw:frame>
        <draw:frame draw:style-name="gr2" draw:text-style-name="P3" draw:layer="layout" svg:width="0.422cm" svg:height="0.471cm" svg:x="2.795cm" svg:y="15.496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6.209cm" svg:height="0.471cm" svg:x="2.159cm" svg:y="15.983cm">
          <draw:text-box>
            <text:p text:style-name="P1"><text:span text:style-name="T3">of the application, and now live at: <text:s text:c="2"/></text:span></text:p>
          </draw:text-box>
        </draw:frame>
        <draw:frame draw:style-name="gr2" draw:text-style-name="P3" draw:layer="layout" svg:width="0.422cm" svg:height="0.471cm" svg:x="9.146cm" svg:y="15.983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0.416cm" svg:y="15.983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1.686cm" svg:y="15.983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2.956cm" svg:y="15.983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4.226cm" svg:y="15.983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5.496cm" svg:y="15.983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6.768cm" svg:y="15.983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8.038cm" svg:y="15.983cm">
          <draw:text-box>
            <text:p text:style-name="P1"><text:span text:style-name="T3"><text:s/></text:span></text:p>
          </draw:text-box>
        </draw:frame>
        <draw:polygon draw:style-name="gr4" draw:text-style-name="P5" draw:layer="layout" svg:width="11.047cm" svg:height="0.021cm" svg:x="8.26cm" svg:y="16.406cm" svg:viewBox="0 0 11048 22" draw:points="0,0 11048,0 11048,22 0,22">
          <text:p/>
        </draw:polygon>
        <draw:frame draw:style-name="gr2" draw:text-style-name="P3" draw:layer="layout" svg:width="0.422cm" svg:height="0.471cm" svg:x="19.308cm" svg:y="15.983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5.335cm" svg:y="16.406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6.605cm" svg:y="16.406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5cm" svg:height="0.471cm" svg:x="7.876cm" svg:y="16.406cm">
          <draw:text-box>
            <text:p text:style-name="P1"><text:span text:style-name="T3"><text:s text:c="4"/></text:span></text:p>
          </draw:text-box>
        </draw:frame>
        <draw:frame draw:style-name="gr5" draw:text-style-name="P6" draw:layer="layout" svg:width="0.997cm" svg:height="0.39cm" svg:x="8.299cm" svg:y="16.47cm">
          <draw:text-box>
            <text:p text:style-name="P1"><text:span text:style-name="T6">Street <text:s/></text:span></text:p>
          </draw:text-box>
        </draw:frame>
        <draw:frame draw:style-name="gr5" draw:text-style-name="P6" draw:layer="layout" svg:width="0.35cm" svg:height="0.39cm" svg:x="10.416cm" svg:y="16.47cm">
          <draw:text-box>
            <text:p text:style-name="P1"><text:span text:style-name="T6"><text:s/></text:span></text:p>
          </draw:text-box>
        </draw:frame>
        <draw:frame draw:style-name="gr5" draw:text-style-name="P6" draw:layer="layout" svg:width="1.612cm" svg:height="0.39cm" svg:x="11.686cm" svg:y="16.47cm">
          <draw:text-box>
            <text:p text:style-name="P1"><text:span text:style-name="T6">City/Town </text:span></text:p>
          </draw:text-box>
        </draw:frame>
        <draw:frame draw:style-name="gr5" draw:text-style-name="P6" draw:layer="layout" svg:width="0.35cm" svg:height="0.39cm" svg:x="14.226cm" svg:y="16.47cm">
          <draw:text-box>
            <text:p text:style-name="P1"><text:span text:style-name="T6"><text:s/></text:span></text:p>
          </draw:text-box>
        </draw:frame>
        <draw:frame draw:style-name="gr5" draw:text-style-name="P6" draw:layer="layout" svg:width="0.792cm" svg:height="0.39cm" svg:x="15.496cm" svg:y="16.47cm">
          <draw:text-box>
            <text:p text:style-name="P1"><text:span text:style-name="T6">State </text:span></text:p>
          </draw:text-box>
        </draw:frame>
        <draw:frame draw:style-name="gr5" draw:text-style-name="P6" draw:layer="layout" svg:width="0.35cm" svg:height="0.39cm" svg:x="16.768cm" svg:y="16.47cm">
          <draw:text-box>
            <text:p text:style-name="P1"><text:span text:style-name="T6"><text:s/></text:span></text:p>
          </draw:text-box>
        </draw:frame>
        <draw:frame draw:style-name="gr5" draw:text-style-name="P6" draw:layer="layout" svg:width="0.578cm" svg:height="0.39cm" svg:x="18.038cm" svg:y="16.47cm">
          <draw:text-box>
            <text:p text:style-name="P1"><text:span text:style-name="T6">Zip </text:span></text:p>
          </draw:text-box>
        </draw:frame>
        <draw:frame draw:style-name="gr2" draw:text-style-name="P3" draw:layer="layout" svg:width="0.755cm" svg:height="0.471cm" svg:x="2.159cm" svg:y="16.876cm">
          <draw:text-box>
            <text:p text:style-name="P1"><text:span text:style-name="T3">in <text:s text:c="3"/></text:span></text:p>
          </draw:text-box>
        </draw:frame>
        <draw:frame draw:style-name="gr2" draw:text-style-name="P3" draw:layer="layout" svg:width="0.422cm" svg:height="0.471cm" svg:x="4.065cm" svg:y="16.876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5.335cm" svg:y="16.876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6.605cm" svg:y="16.876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7.876cm" svg:y="16.876cm">
          <draw:text-box>
            <text:p text:style-name="P1"><text:span text:style-name="T3"><text:s/></text:span></text:p>
          </draw:text-box>
        </draw:frame>
        <draw:polygon draw:style-name="gr4" draw:text-style-name="P5" draw:layer="layout" svg:width="6.55cm" svg:height="0.022cm" svg:x="2.595cm" svg:y="17.299cm" svg:viewBox="0 0 6551 23" draw:points="0,0 6551,0 6551,23 0,23">
          <text:p/>
        </draw:polygon>
        <draw:frame draw:style-name="gr2" draw:text-style-name="P3" draw:layer="layout" svg:width="1.566cm" svg:height="0.471cm" svg:x="9.146cm" svg:y="16.876cm">
          <draw:text-box>
            <text:p text:style-name="P1"><text:span text:style-name="T3"><text:s/>County. </text:span></text:p>
          </draw:text-box>
        </draw:frame>
        <draw:frame draw:style-name="gr2" draw:text-style-name="P3" draw:layer="layout" svg:width="0.422cm" svg:height="0.471cm" svg:x="2.159cm" svg:y="17.363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.524cm" svg:y="17.85cm">
          <draw:text-box>
            <text:p text:style-name="P1"><text:span text:style-name="T3">3.</text:span></text:p>
          </draw:text-box>
        </draw:frame>
        <draw:frame draw:style-name="gr2" draw:text-style-name="P3" draw:layer="layout" svg:width="0.422cm" svg:height="0.475cm" svg:x="1.842cm" svg:y="17.844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6.35cm" svg:height="0.471cm" svg:x="2.159cm" svg:y="17.85cm">
          <draw:text-box>
            <text:p text:style-name="P1"><text:span text:style-name="T3">Name of applicant and date of birth: <text:s/></text:span></text:p>
          </draw:text-box>
        </draw:frame>
        <draw:frame draw:style-name="gr2" draw:text-style-name="P3" draw:layer="layout" svg:width="0.422cm" svg:height="0.471cm" svg:x="9.146cm" svg:y="17.8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0.416cm" svg:y="17.8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1.686cm" svg:y="17.8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2.956cm" svg:y="17.8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4.226cm" svg:y="17.8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5.496cm" svg:y="17.8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6.768cm" svg:y="17.8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8.038cm" svg:y="17.85cm">
          <draw:text-box>
            <text:p text:style-name="P1"><text:span text:style-name="T3"><text:s/></text:span></text:p>
          </draw:text-box>
        </draw:frame>
        <draw:polygon draw:style-name="gr4" draw:text-style-name="P5" draw:layer="layout" svg:width="10.903cm" svg:height="0.021cm" svg:x="8.404cm" svg:y="18.273cm" svg:viewBox="0 0 10904 22" draw:points="0,0 10904,0 10904,22 0,22">
          <text:p/>
        </draw:polygon>
        <draw:frame draw:style-name="gr2" draw:text-style-name="P3" draw:layer="layout" svg:width="0.422cm" svg:height="0.471cm" svg:x="19.308cm" svg:y="17.8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.524cm" svg:y="18.337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.524cm" svg:y="18.823cm">
          <draw:text-box>
            <text:p text:style-name="P1"><text:span text:style-name="T3">4.</text:span></text:p>
          </draw:text-box>
        </draw:frame>
        <draw:frame draw:style-name="gr2" draw:text-style-name="P3" draw:layer="layout" svg:width="0.422cm" svg:height="0.475cm" svg:x="1.842cm" svg:y="18.818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5.951cm" svg:height="0.471cm" svg:x="2.159cm" svg:y="18.823cm">
          <draw:text-box>
            <text:p text:style-name="P1"><text:span text:style-name="T3">Name of spouse and date of birth: <text:s/></text:span></text:p>
          </draw:text-box>
        </draw:frame>
        <draw:frame draw:style-name="gr2" draw:text-style-name="P3" draw:layer="layout" svg:width="0.422cm" svg:height="0.471cm" svg:x="9.146cm" svg:y="18.823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0.416cm" svg:y="18.823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1.686cm" svg:y="18.823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2.956cm" svg:y="18.823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4.226cm" svg:y="18.823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5.496cm" svg:y="18.823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6.768cm" svg:y="18.823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8.038cm" svg:y="18.823cm">
          <draw:text-box>
            <text:p text:style-name="P1"><text:span text:style-name="T3"><text:s/></text:span></text:p>
          </draw:text-box>
        </draw:frame>
        <draw:polygon draw:style-name="gr4" draw:text-style-name="P5" draw:layer="layout" svg:width="11.305cm" svg:height="0.021cm" svg:x="8.002cm" svg:y="19.247cm" svg:viewBox="0 0 11306 22" draw:points="0,0 11306,0 11306,22 0,22">
          <text:p/>
        </draw:polygon>
        <draw:frame draw:style-name="gr2" draw:text-style-name="P3" draw:layer="layout" svg:width="0.422cm" svg:height="0.471cm" svg:x="19.308cm" svg:y="18.823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3.059cm" svg:height="0.471cm" svg:x="2.159cm" svg:y="19.31cm">
          <draw:text-box>
            <text:p text:style-name="P1"><text:span text:style-name="T3">This application <text:s text:c="2"/></text:span></text:p>
          </draw:text-box>
        </draw:frame>
        <draw:frame draw:style-name="gr2" draw:text-style-name="P3" draw:layer="layout" svg:width="0.422cm" svg:height="0.471cm" svg:x="5.216cm" svg:y="19.307cm">
          <draw:text-box>
            <text:p text:style-name="P1"><text:span text:style-name="T9"></text:span></text:p>
          </draw:text-box>
        </draw:frame>
        <draw:frame draw:style-name="gr2" draw:text-style-name="P3" draw:layer="layout" svg:width="0.99cm" svg:height="0.471cm" svg:x="5.593cm" svg:y="19.31cm">
          <draw:text-box>
            <text:p text:style-name="P1"><text:span text:style-name="T3"><text:s/>does </text:span></text:p>
          </draw:text-box>
        </draw:frame>
        <draw:frame draw:style-name="gr2" draw:text-style-name="P3" draw:layer="layout" svg:width="0.422cm" svg:height="0.471cm" svg:x="6.605cm" svg:y="19.307cm">
          <draw:text-box>
            <text:p text:style-name="P1"><text:span text:style-name="T9"></text:span></text:p>
          </draw:text-box>
        </draw:frame>
        <draw:frame draw:style-name="gr2" draw:text-style-name="P3" draw:layer="layout" svg:width="4.352cm" svg:height="0.471cm" svg:x="6.981cm" svg:y="19.31cm">
          <draw:text-box>
            <text:p text:style-name="P1"><text:span text:style-name="T3"><text:s/>does not include spouse. </text:span></text:p>
          </draw:text-box>
        </draw:frame>
        <draw:frame draw:style-name="gr2" draw:text-style-name="P3" draw:layer="layout" svg:width="0.422cm" svg:height="0.471cm" svg:x="2.159cm" svg:y="19.797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.524cm" svg:y="20.288cm">
          <draw:text-box>
            <text:p text:style-name="P1"><text:span text:style-name="T3">5.</text:span></text:p>
          </draw:text-box>
        </draw:frame>
        <draw:frame draw:style-name="gr2" draw:text-style-name="P3" draw:layer="layout" svg:width="0.422cm" svg:height="0.475cm" svg:x="1.842cm" svg:y="20.282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8.407cm" svg:height="0.471cm" svg:x="2.159cm" svg:y="20.288cm">
          <draw:text-box>
            <text:p text:style-name="P1"><text:span text:style-name="T3">Name(s) of minor children and date(s) of birth: <text:s text:c="3"/></text:span></text:p>
          </draw:text-box>
        </draw:frame>
        <draw:frame draw:style-name="gr2" draw:text-style-name="P3" draw:layer="layout" svg:width="0.422cm" svg:height="0.471cm" svg:x="11.686cm" svg:y="20.288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2.956cm" svg:y="20.288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4.226cm" svg:y="20.288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5.496cm" svg:y="20.288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6.768cm" svg:y="20.288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8.038cm" svg:y="20.288cm">
          <draw:text-box>
            <text:p text:style-name="P1"><text:span text:style-name="T3"><text:s/></text:span></text:p>
          </draw:text-box>
        </draw:frame>
        <draw:polygon draw:style-name="gr4" draw:text-style-name="P5" draw:layer="layout" svg:width="9.061cm" svg:height="0.022cm" svg:x="10.246cm" svg:y="20.711cm" svg:viewBox="0 0 9062 23" draw:points="0,0 9062,0 9062,23 0,23">
          <text:p/>
        </draw:polygon>
        <draw:frame draw:style-name="gr2" draw:text-style-name="P3" draw:layer="layout" svg:width="0.422cm" svg:height="0.471cm" svg:x="19.308cm" svg:y="20.288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2.159cm" svg:y="20.919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2.795cm" svg:y="20.919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4.065cm" svg:y="20.919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5.335cm" svg:y="20.919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6.605cm" svg:y="20.919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7.876cm" svg:y="20.919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9.146cm" svg:y="20.919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0.416cm" svg:y="20.919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1.686cm" svg:y="20.919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2.956cm" svg:y="20.919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4.226cm" svg:y="20.919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5.496cm" svg:y="20.919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6.768cm" svg:y="20.919cm">
          <draw:text-box>
            <text:p text:style-name="P1"><text:span text:style-name="T3"><text:s/></text:span></text:p>
          </draw:text-box>
        </draw:frame>
        <draw:polygon draw:style-name="gr4" draw:text-style-name="P5" draw:layer="layout" svg:width="17.148cm" svg:height="0.021cm" svg:x="2.159cm" svg:y="21.342cm" svg:viewBox="0 0 17149 22" draw:points="0,0 17149,0 17149,22 0,22">
          <text:p/>
        </draw:polygon>
        <draw:frame draw:style-name="gr2" draw:text-style-name="P3" draw:layer="layout" svg:width="0.422cm" svg:height="0.471cm" svg:x="18.038cm" svg:y="20.919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2.159cm" svg:y="21.55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2.795cm" svg:y="21.55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4.065cm" svg:y="21.55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5.335cm" svg:y="21.55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6.605cm" svg:y="21.55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7.876cm" svg:y="21.55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9.146cm" svg:y="21.55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0.416cm" svg:y="21.55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1.686cm" svg:y="21.55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2.956cm" svg:y="21.55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4.226cm" svg:y="21.55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5.496cm" svg:y="21.55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6.768cm" svg:y="21.555cm">
          <draw:text-box>
            <text:p text:style-name="P1"><text:span text:style-name="T3"><text:s/></text:span></text:p>
          </draw:text-box>
        </draw:frame>
        <draw:polygon draw:style-name="gr4" draw:text-style-name="P5" draw:layer="layout" svg:width="17.148cm" svg:height="0.021cm" svg:x="2.159cm" svg:y="21.978cm" svg:viewBox="0 0 17149 22" draw:points="0,0 17149,0 17149,22 0,22">
          <text:p/>
        </draw:polygon>
        <draw:frame draw:style-name="gr2" draw:text-style-name="P3" draw:layer="layout" svg:width="0.422cm" svg:height="0.471cm" svg:x="18.038cm" svg:y="21.55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2.159cm" svg:y="22.186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2.795cm" svg:y="22.186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4.065cm" svg:y="22.186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5.335cm" svg:y="22.186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6.605cm" svg:y="22.186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7.876cm" svg:y="22.186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9.146cm" svg:y="22.186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0.416cm" svg:y="22.186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1.686cm" svg:y="22.186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2.956cm" svg:y="22.186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4.226cm" svg:y="22.186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5.496cm" svg:y="22.186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6.768cm" svg:y="22.186cm">
          <draw:text-box>
            <text:p text:style-name="P1"><text:span text:style-name="T3"><text:s/></text:span></text:p>
          </draw:text-box>
        </draw:frame>
        <draw:polygon draw:style-name="gr4" draw:text-style-name="P5" draw:layer="layout" svg:width="17.148cm" svg:height="0.021cm" svg:x="2.159cm" svg:y="22.609cm" svg:viewBox="0 0 17149 22" draw:points="0,0 17149,0 17149,22 0,22">
          <text:p/>
        </draw:polygon>
        <draw:frame draw:style-name="gr2" draw:text-style-name="P3" draw:layer="layout" svg:width="0.422cm" svg:height="0.471cm" svg:x="18.038cm" svg:y="22.186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2.159cm" svg:y="22.82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2.795cm" svg:y="22.82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4.065cm" svg:y="22.82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5.335cm" svg:y="22.82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6.605cm" svg:y="22.82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7.876cm" svg:y="22.82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9.146cm" svg:y="22.82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0.416cm" svg:y="22.82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1.686cm" svg:y="22.82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2.956cm" svg:y="22.82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4.226cm" svg:y="22.82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5.496cm" svg:y="22.82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6.768cm" svg:y="22.82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8.038cm" svg:y="22.821cm">
          <draw:text-box>
            <text:p text:style-name="P1"><text:span text:style-name="T3"><text:s/></text:span></text:p>
          </draw:text-box>
        </draw:frame>
        <draw:polygon draw:style-name="gr4" draw:text-style-name="P5" draw:layer="layout" svg:width="17.148cm" svg:height="0.021cm" svg:x="2.159cm" svg:y="23.244cm" svg:viewBox="0 0 17149 22" draw:points="0,0 17149,0 17149,22 0,22">
          <text:p/>
        </draw:polygon>
        <draw:frame draw:style-name="gr2" draw:text-style-name="P3" draw:layer="layout" svg:width="0.422cm" svg:height="0.471cm" svg:x="19.308cm" svg:y="22.82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2.159cm" svg:y="23.444cm">
          <draw:text-box>
            <text:p text:style-name="P1"><text:span text:style-name="T9"></text:span></text:p>
          </draw:text-box>
        </draw:frame>
        <draw:frame draw:style-name="gr2" draw:text-style-name="P3" draw:layer="layout" svg:width="10.795cm" svg:height="0.471cm" svg:x="2.537cm" svg:y="23.447cm">
          <draw:text-box>
            <text:p text:style-name="P1"><text:span text:style-name="T3"><text:s text:c="2"/>This application does not include minor children listed above. </text:span></text:p>
          </draw:text-box>
        </draw:frame>
        <draw:frame draw:style-name="gr2" draw:text-style-name="P3" draw:layer="layout" svg:width="0.422cm" svg:height="0.471cm" svg:x="2.159cm" svg:y="23.935cm">
          <draw:text-box>
            <text:p text:style-name="P1"><text:span text:style-name="T9"></text:span></text:p>
          </draw:text-box>
        </draw:frame>
        <draw:frame draw:style-name="gr2" draw:text-style-name="P3" draw:layer="layout" svg:width="11.923cm" svg:height="0.471cm" svg:x="2.537cm" svg:y="23.938cm">
          <draw:text-box>
            <text:p text:style-name="P1"><text:span text:style-name="T3"><text:s text:c="2"/>This application includes the following minor children listed above: <text:s/></text:span></text:p>
          </draw:text-box>
        </draw:frame>
        <draw:frame draw:style-name="gr2" draw:text-style-name="P3" draw:layer="layout" svg:width="0.422cm" svg:height="0.471cm" svg:x="15.496cm" svg:y="23.938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6.768cm" svg:y="23.938cm">
          <draw:text-box>
            <text:p text:style-name="P1"><text:span text:style-name="T3"><text:s/></text:span></text:p>
          </draw:text-box>
        </draw:frame>
        <draw:polygon draw:style-name="gr4" draw:text-style-name="P5" draw:layer="layout" svg:width="4.954cm" svg:height="0.021cm" svg:x="14.353cm" svg:y="24.362cm" svg:viewBox="0 0 4955 22" draw:points="0,0 4955,0 4955,22 0,22">
          <text:p/>
        </draw:polygon>
        <draw:frame draw:style-name="gr2" draw:text-style-name="P3" draw:layer="layout" svg:width="0.422cm" svg:height="0.471cm" svg:x="18.038cm" svg:y="23.938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2.159cm" svg:y="24.573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2.795cm" svg:y="24.573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4.065cm" svg:y="24.573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5.335cm" svg:y="24.573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6.605cm" svg:y="24.573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7.876cm" svg:y="24.573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9.146cm" svg:y="24.573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0.416cm" svg:y="24.573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1.686cm" svg:y="24.573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2.956cm" svg:y="24.573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4.226cm" svg:y="24.573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5.496cm" svg:y="24.573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6.768cm" svg:y="24.573cm">
          <draw:text-box>
            <text:p text:style-name="P1"><text:span text:style-name="T3"><text:s/></text:span></text:p>
          </draw:text-box>
        </draw:frame>
        <draw:polygon draw:style-name="gr4" draw:text-style-name="P5" draw:layer="layout" svg:width="17.148cm" svg:height="0.022cm" svg:x="2.159cm" svg:y="24.996cm" svg:viewBox="0 0 17149 23" draw:points="0,0 17149,0 17149,23 0,23">
          <text:p/>
        </draw:polygon>
        <draw:frame draw:style-name="gr2" draw:text-style-name="P3" draw:layer="layout" svg:width="0.422cm" svg:height="0.471cm" svg:x="18.038cm" svg:y="24.573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2.159cm" svg:y="25.204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2.795cm" svg:y="25.204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4.065cm" svg:y="25.204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5.335cm" svg:y="25.204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6.605cm" svg:y="25.204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7.876cm" svg:y="25.204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9.146cm" svg:y="25.204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0.416cm" svg:y="25.204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1.686cm" svg:y="25.204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2.956cm" svg:y="25.204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4.226cm" svg:y="25.204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5.496cm" svg:y="25.204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6.768cm" svg:y="25.204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8.038cm" svg:y="25.204cm">
          <draw:text-box>
            <text:p text:style-name="P1"><text:span text:style-name="T3"><text:s/></text:span></text:p>
          </draw:text-box>
        </draw:frame>
        <draw:polygon draw:style-name="gr4" draw:text-style-name="P5" draw:layer="layout" svg:width="17.148cm" svg:height="0.021cm" svg:x="2.159cm" svg:y="25.627cm" svg:viewBox="0 0 17149 22" draw:points="0,0 17149,0 17149,22 0,22">
          <text:p/>
        </draw:polygon>
        <draw:frame draw:style-name="gr2" draw:text-style-name="P3" draw:layer="layout" svg:width="0.422cm" svg:height="0.471cm" svg:x="19.308cm" svg:y="25.204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.524cm" svg:y="25.835cm">
          <draw:text-box>
            <text:p text:style-name="P1"><text:span text:style-name="T3"><text:s/></text:span></text:p>
          </draw:text-box>
        </draw:frame>
        <draw:control draw:style-name="gr7" draw:text-style-name="P8" draw:layer="controls" svg:width="7.569cm" svg:height="0.72cm" svg:x="1.5cm" svg:y="5.851cm" draw:control="control1"/>
        <draw:control draw:style-name="gr7" draw:text-style-name="P8" draw:layer="controls" svg:width="7.569cm" svg:height="0.72cm" svg:x="1.5cm" svg:y="8.923cm" draw:control="control2"/>
        <draw:control draw:style-name="gr7" draw:text-style-name="P8" draw:layer="controls" svg:width="10.921cm" svg:height="0.72cm" svg:x="8.306cm" svg:y="15.64cm" draw:control="control3"/>
        <draw:control draw:style-name="gr7" draw:text-style-name="P8" draw:layer="controls" svg:width="6.465cm" svg:height="0.426cm" svg:x="2.619cm" svg:y="16.86cm" draw:control="control4"/>
        <draw:control draw:style-name="gr7" draw:text-style-name="P8" draw:layer="controls" svg:width="10.921cm" svg:height="0.72cm" svg:x="8.439cm" svg:y="17.522cm" draw:control="control5"/>
        <draw:control draw:style-name="gr8" draw:text-style-name="P9" draw:layer="controls" svg:width="0.356cm" svg:height="0.353cm" svg:x="6.612cm" svg:y="19.357cm" draw:control="control6"/>
        <draw:control draw:style-name="gr8" draw:text-style-name="P9" draw:layer="controls" svg:width="0.356cm" svg:height="0.353cm" svg:x="2.189cm" svg:y="23.506cm" draw:control="control7"/>
      </draw:page>
      <draw:page draw:name="page2" draw:style-name="dp1" draw:master-page-name="master-page3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doNameChange" form:control-implementation="ooo:com.sun.star.form.component.CheckBox" xml:id="control8" form:id="control8" form:label="Check Box" form:input-required="false" form:state="checked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oBirthRecordChange" form:control-implementation="ooo:com.sun.star.form.component.CheckBox" xml:id="control9" form:id="control9" form:label="Check Box" form:input-required="false" form:state="checked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oSexChange" form:control-implementation="ooo:com.sun.star.form.component.CheckBox" xml:id="control10" form:id="control10" form:label="Check Box" form:input-required="false" form:state="checked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oConfidential" form:control-implementation="ooo:com.sun.star.form.component.CheckBox" xml:id="control11" form:id="control11" form:label="Check Box" form:input-required="false" form:state="checked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oNameChange" form:control-implementation="ooo:com.sun.star.form.component.CheckBox" xml:id="control12" form:id="control12" form:label="Check Box" form:input-required="false" form:state="checked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oConfidentialName" form:control-implementation="ooo:com.sun.star.form.component.CheckBox" xml:id="control13" form:id="control13" form:label="Check Box" form:input-required="false" form:state="checked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oConfidentialSex" form:control-implementation="ooo:com.sun.star.form.component.CheckBox" xml:id="control14" form:id="control14" form:label="Check Box" form:input-required="false" form:state="checked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text form:name="newName1" form:control-implementation="ooo:com.sun.star.form.component.TextField" xml:id="control15" form:id="control1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ewName2" form:control-implementation="ooo:com.sun.star.form.component.TextField" xml:id="control16" form:id="control1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ewSex" form:control-implementation="ooo:com.sun.star.form.component.TextField" xml:id="control17" form:id="control1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frame draw:style-name="gr1" draw:text-style-name="P2" draw:layer="layout" svg:width="1.325cm" svg:height="0.357cm" svg:x="1.524cm" svg:y="26.339cm">
          <draw:text-box>
            <text:p text:style-name="P1"><text:span text:style-name="T1">NAM107 </text:span></text:p>
          </draw:text-box>
        </draw:frame>
        <draw:frame draw:style-name="gr1" draw:text-style-name="P2" draw:layer="layout" svg:width="1.096cm" svg:height="0.357cm" svg:x="3.218cm" svg:y="26.339cm">
          <draw:text-box>
            <text:p text:style-name="P1"><text:span text:style-name="T1"><text:s text:c="3"/>State </text:span></text:p>
          </draw:text-box>
        </draw:frame>
        <draw:frame draw:style-name="gr1" draw:text-style-name="P2" draw:layer="layout" svg:width="0.778cm" svg:height="0.357cm" svg:x="5.123cm" svg:y="26.339cm">
          <draw:text-box>
            <text:p text:style-name="P1"><text:span text:style-name="T1">ENG </text:span></text:p>
          </draw:text-box>
        </draw:frame>
        <draw:frame draw:style-name="gr1" draw:text-style-name="P2" draw:layer="layout" svg:width="1.802cm" svg:height="0.357cm" svg:x="6.605cm" svg:y="26.339cm">
          <draw:text-box>
            <text:p text:style-name="P1"><text:span text:style-name="T1"><text:s text:c="3"/>Rev 08/14 </text:span></text:p>
          </draw:text-box>
        </draw:frame>
        <draw:frame draw:style-name="gr1" draw:text-style-name="P2" draw:layer="layout" svg:width="0.317cm" svg:height="0.357cm" svg:x="9.146cm" svg:y="26.33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9.6cm" svg:height="0.357cm" svg:x="9.781cm" svg:y="26.339cm">
          <draw:text-box>
            <text:p text:style-name="P1"><text:span text:style-name="T1"><text:s text:c="8"/>www.mncourts.gov/forms <text:s text:c="40"/>Page 2 of 3</text:span><text:span text:style-name="T2"> </text:span></text:p>
          </draw:text-box>
        </draw:frame>
        <draw:frame draw:style-name="gr2" draw:text-style-name="P3" draw:layer="layout" svg:width="0.422cm" svg:height="0.471cm" svg:x="1.524cm" svg:y="26.698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.524cm" svg:y="2.544cm">
          <draw:text-box>
            <text:p text:style-name="P1"><text:span text:style-name="T3">6.</text:span></text:p>
          </draw:text-box>
        </draw:frame>
        <draw:frame draw:style-name="gr2" draw:text-style-name="P3" draw:layer="layout" svg:width="0.422cm" svg:height="0.475cm" svg:x="1.842cm" svg:y="2.538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4.128cm" svg:height="0.471cm" svg:x="2.159cm" svg:y="2.544cm">
          <draw:text-box>
            <text:p text:style-name="P1"><text:span text:style-name="T3">This applicant requests: </text:span></text:p>
          </draw:text-box>
        </draw:frame>
        <draw:frame draw:style-name="gr2" draw:text-style-name="P3" draw:layer="layout" svg:width="0.422cm" svg:height="0.471cm" svg:x="2.159cm" svg:y="3.032cm">
          <draw:text-box>
            <text:p text:style-name="P1"><text:span text:style-name="T9"></text:span></text:p>
          </draw:text-box>
        </draw:frame>
        <draw:frame draw:style-name="gr2" draw:text-style-name="P3" draw:layer="layout" svg:width="0.422cm" svg:height="0.475cm" svg:x="2.537cm" svg:y="3.03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5.821cm" svg:height="0.471cm" svg:x="2.795cm" svg:y="3.036cm">
          <draw:text-box>
            <text:p text:style-name="P1"><text:span text:style-name="T3">To have his/her name changed to <text:s/></text:span></text:p>
          </draw:text-box>
        </draw:frame>
        <draw:frame draw:style-name="gr2" draw:text-style-name="P3" draw:layer="layout" svg:width="0.422cm" svg:height="0.471cm" svg:x="9.146cm" svg:y="3.036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0.416cm" svg:y="3.036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1.686cm" svg:y="3.036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2.956cm" svg:y="3.036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4.226cm" svg:y="3.036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5.496cm" svg:y="3.036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6.768cm" svg:y="3.036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8.038cm" svg:y="3.036cm">
          <draw:text-box>
            <text:p text:style-name="P1"><text:span text:style-name="T3"><text:s/></text:span></text:p>
          </draw:text-box>
        </draw:frame>
        <draw:polygon draw:style-name="gr4" draw:text-style-name="P5" draw:layer="layout" svg:width="10.797cm" svg:height="0.021cm" svg:x="8.51cm" svg:y="3.459cm" svg:viewBox="0 0 10798 22" draw:points="0,0 10798,0 10798,22 0,22">
          <text:p/>
        </draw:polygon>
        <draw:frame draw:style-name="gr2" draw:text-style-name="P3" draw:layer="layout" svg:width="0.422cm" svg:height="0.471cm" svg:x="19.308cm" svg:y="3.036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2.159cm" svg:y="3.76cm">
          <draw:text-box>
            <text:p text:style-name="P1"><text:span text:style-name="T9"></text:span></text:p>
          </draw:text-box>
        </draw:frame>
        <draw:frame draw:style-name="gr2" draw:text-style-name="P3" draw:layer="layout" svg:width="0.422cm" svg:height="0.475cm" svg:x="2.537cm" svg:y="3.758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5.703cm" svg:height="0.471cm" svg:x="2.795cm" svg:y="3.764cm">
          <draw:text-box>
            <text:p text:style-name="P1"><text:span text:style-name="T3">To <text:s/>have <text:s/>his/her <text:s/>name <text:s/>changed </text:span></text:p>
          </draw:text-box>
        </draw:frame>
        <draw:frame draw:style-name="gr2" draw:text-style-name="P3" draw:layer="layout" svg:width="10.453cm" svg:height="0.471cm" svg:x="8.739cm" svg:y="3.764cm">
          <draw:text-box>
            <text:p text:style-name="P1"><text:span text:style-name="T3">on <text:s/>birth <text:s/>records <text:s/>created <text:s/>or <text:s/>maintained <text:s/>by <text:s/>the <text:s/>Minnesota </text:span></text:p>
          </draw:text-box>
        </draw:frame>
        <draw:frame draw:style-name="gr2" draw:text-style-name="P3" draw:layer="layout" svg:width="4.34cm" svg:height="0.471cm" svg:x="2.795cm" svg:y="4.496cm">
          <draw:text-box>
            <text:p text:style-name="P1"><text:span text:style-name="T3">Department of Health to <text:s/></text:span></text:p>
          </draw:text-box>
        </draw:frame>
        <draw:frame draw:style-name="gr2" draw:text-style-name="P3" draw:layer="layout" svg:width="0.422cm" svg:height="0.471cm" svg:x="7.876cm" svg:y="4.496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9.146cm" svg:y="4.496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0.416cm" svg:y="4.496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1.686cm" svg:y="4.496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2.956cm" svg:y="4.496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4.226cm" svg:y="4.496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5.496cm" svg:y="4.496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6.768cm" svg:y="4.496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8.038cm" svg:y="4.496cm">
          <draw:text-box>
            <text:p text:style-name="P1"><text:span text:style-name="T3"><text:s/></text:span></text:p>
          </draw:text-box>
        </draw:frame>
        <draw:polygon draw:style-name="gr4" draw:text-style-name="P5" draw:layer="layout" svg:width="12.278cm" svg:height="0.022cm" svg:x="7.029cm" svg:y="4.919cm" svg:viewBox="0 0 12279 23" draw:points="0,0 12279,0 12279,23 0,23">
          <text:p/>
        </draw:polygon>
        <draw:frame draw:style-name="gr2" draw:text-style-name="P3" draw:layer="layout" svg:width="0.422cm" svg:height="0.471cm" svg:x="19.308cm" svg:y="4.496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2.159cm" svg:y="5.221cm">
          <draw:text-box>
            <text:p text:style-name="P1"><text:span text:style-name="T9"></text:span></text:p>
          </draw:text-box>
        </draw:frame>
        <draw:frame draw:style-name="gr2" draw:text-style-name="P3" draw:layer="layout" svg:width="0.422cm" svg:height="0.475cm" svg:x="2.537cm" svg:y="5.218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0.578cm" svg:height="0.471cm" svg:x="2.795cm" svg:y="5.224cm">
          <draw:text-box>
            <text:p text:style-name="P1"><text:span text:style-name="T3">To </text:span></text:p>
          </draw:text-box>
        </draw:frame>
        <draw:frame draw:style-name="gr2" draw:text-style-name="P3" draw:layer="layout" svg:width="0.907cm" svg:height="0.471cm" svg:x="3.531cm" svg:y="5.224cm">
          <draw:text-box>
            <text:p text:style-name="P1"><text:span text:style-name="T3">have </text:span></text:p>
          </draw:text-box>
        </draw:frame>
        <draw:frame draw:style-name="gr2" draw:text-style-name="P3" draw:layer="layout" svg:width="1.26cm" svg:height="0.471cm" svg:x="4.593cm" svg:y="5.224cm">
          <draw:text-box>
            <text:p text:style-name="P1"><text:span text:style-name="T3">his/her </text:span></text:p>
          </draw:text-box>
        </draw:frame>
        <draw:frame draw:style-name="gr2" draw:text-style-name="P3" draw:layer="layout" svg:width="0.672cm" svg:height="0.471cm" svg:x="6.012cm" svg:y="5.224cm">
          <draw:text-box>
            <text:p text:style-name="P1"><text:span text:style-name="T3">sex </text:span></text:p>
          </draw:text-box>
        </draw:frame>
        <draw:frame draw:style-name="gr2" draw:text-style-name="P3" draw:layer="layout" svg:width="1.518cm" svg:height="0.471cm" svg:x="6.846cm" svg:y="5.224cm">
          <draw:text-box>
            <text:p text:style-name="P1"><text:span text:style-name="T3">changed </text:span></text:p>
          </draw:text-box>
        </draw:frame>
        <draw:frame draw:style-name="gr2" draw:text-style-name="P3" draw:layer="layout" svg:width="0.531cm" svg:height="0.471cm" svg:x="8.519cm" svg:y="5.224cm">
          <draw:text-box>
            <text:p text:style-name="P1"><text:span text:style-name="T3">on </text:span></text:p>
          </draw:text-box>
        </draw:frame>
        <draw:frame draw:style-name="gr2" draw:text-style-name="P3" draw:layer="layout" svg:width="0.907cm" svg:height="0.471cm" svg:x="9.209cm" svg:y="5.224cm">
          <draw:text-box>
            <text:p text:style-name="P1"><text:span text:style-name="T3">birth </text:span></text:p>
          </draw:text-box>
        </draw:frame>
        <draw:frame draw:style-name="gr2" draw:text-style-name="P3" draw:layer="layout" svg:width="1.354cm" svg:height="0.471cm" svg:x="10.276cm" svg:y="5.224cm">
          <draw:text-box>
            <text:p text:style-name="P1"><text:span text:style-name="T3">records </text:span></text:p>
          </draw:text-box>
        </draw:frame>
        <draw:frame draw:style-name="gr2" draw:text-style-name="P3" draw:layer="layout" svg:width="1.33cm" svg:height="0.471cm" svg:x="11.79cm" svg:y="5.224cm">
          <draw:text-box>
            <text:p text:style-name="P1"><text:span text:style-name="T3">created </text:span></text:p>
          </draw:text-box>
        </draw:frame>
        <draw:frame draw:style-name="gr2" draw:text-style-name="P3" draw:layer="layout" svg:width="0.46cm" svg:height="0.471cm" svg:x="13.272cm" svg:y="5.224cm">
          <draw:text-box>
            <text:p text:style-name="P1"><text:span text:style-name="T3">or </text:span></text:p>
          </draw:text-box>
        </draw:frame>
        <draw:frame draw:style-name="gr2" draw:text-style-name="P3" draw:layer="layout" svg:width="1.989cm" svg:height="0.471cm" svg:x="13.893cm" svg:y="5.224cm">
          <draw:text-box>
            <text:p text:style-name="P1"><text:span text:style-name="T3">maintained </text:span></text:p>
          </draw:text-box>
        </draw:frame>
        <draw:frame draw:style-name="gr2" draw:text-style-name="P3" draw:layer="layout" svg:width="0.531cm" svg:height="0.471cm" svg:x="16.043cm" svg:y="5.224cm">
          <draw:text-box>
            <text:p text:style-name="P1"><text:span text:style-name="T3">by </text:span></text:p>
          </draw:text-box>
        </draw:frame>
        <draw:frame draw:style-name="gr2" draw:text-style-name="P3" draw:layer="layout" svg:width="0.625cm" svg:height="0.471cm" svg:x="16.728cm" svg:y="5.224cm">
          <draw:text-box>
            <text:p text:style-name="P1"><text:span text:style-name="T3">the </text:span></text:p>
          </draw:text-box>
        </draw:frame>
        <draw:frame draw:style-name="gr2" draw:text-style-name="P3" draw:layer="layout" svg:width="1.895cm" svg:height="0.471cm" svg:x="17.517cm" svg:y="5.224cm">
          <draw:text-box>
            <text:p text:style-name="P1"><text:span text:style-name="T3">Minnesota </text:span></text:p>
          </draw:text-box>
        </draw:frame>
        <draw:frame draw:style-name="gr2" draw:text-style-name="P3" draw:layer="layout" svg:width="4.34cm" svg:height="0.471cm" svg:x="2.795cm" svg:y="5.957cm">
          <draw:text-box>
            <text:p text:style-name="P1"><text:span text:style-name="T3">Department of Health to <text:s/></text:span></text:p>
          </draw:text-box>
        </draw:frame>
        <draw:frame draw:style-name="gr2" draw:text-style-name="P3" draw:layer="layout" svg:width="0.422cm" svg:height="0.471cm" svg:x="7.876cm" svg:y="5.957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9.146cm" svg:y="5.957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0.416cm" svg:y="5.957cm">
          <draw:text-box>
            <text:p text:style-name="P1"><text:span text:style-name="T3"><text:s/></text:span></text:p>
          </draw:text-box>
        </draw:frame>
        <draw:polygon draw:style-name="gr4" draw:text-style-name="P5" draw:layer="layout" svg:width="4.656cm" svg:height="0.021cm" svg:x="7.029cm" svg:y="6.38cm" svg:viewBox="0 0 4657 22" draw:points="0,0 4657,0 4657,22 0,22">
          <text:p/>
        </draw:polygon>
        <draw:frame draw:style-name="gr2" draw:text-style-name="P3" draw:layer="layout" svg:width="0.422cm" svg:height="0.471cm" svg:x="11.686cm" svg:y="5.957cm">
          <draw:text-box>
            <text:p text:style-name="P1"><text:span text:style-name="T3">. </text:span></text:p>
          </draw:text-box>
        </draw:frame>
        <draw:frame draw:style-name="gr2" draw:text-style-name="P3" draw:layer="layout" svg:width="0.422cm" svg:height="0.471cm" svg:x="2.159cm" svg:y="6.681cm">
          <draw:text-box>
            <text:p text:style-name="P1"><text:span text:style-name="T9"></text:span></text:p>
          </draw:text-box>
        </draw:frame>
        <draw:frame draw:style-name="gr2" draw:text-style-name="P3" draw:layer="layout" svg:width="0.422cm" svg:height="0.475cm" svg:x="2.537cm" svg:y="6.679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17.388cm" svg:height="0.471cm" svg:x="2.795cm" svg:y="6.685cm">
          <draw:text-box>
            <text:p text:style-name="P1"><text:span text:style-name="T3">To have the Minnesota Department of Health issue and register a replacement birth record. <text:s/>Applicant </text:span></text:p>
          </draw:text-box>
        </draw:frame>
        <draw:frame draw:style-name="gr2" draw:text-style-name="P3" draw:layer="layout" svg:width="16.553cm" svg:height="0.471cm" svg:x="2.795cm" svg:y="7.417cm">
          <draw:text-box>
            <text:p text:style-name="P1"><text:span text:style-name="T3">further requests the prior birth record be kept confidential and the replacement birth record not to </text:span></text:p>
          </draw:text-box>
        </draw:frame>
        <draw:frame draw:style-name="gr2" draw:text-style-name="P3" draw:layer="layout" svg:width="6.267cm" svg:height="0.471cm" svg:x="2.795cm" svg:y="8.145cm">
          <draw:text-box>
            <text:p text:style-name="P1"><text:span text:style-name="T3">include any reference to Applicant’s </text:span></text:p>
          </draw:text-box>
        </draw:frame>
        <draw:frame draw:style-name="gr2" draw:text-style-name="P3" draw:layer="layout" svg:width="0.422cm" svg:height="0.471cm" svg:x="9.057cm" svg:y="8.142cm">
          <draw:text-box>
            <text:p text:style-name="P1"><text:span text:style-name="T9"></text:span></text:p>
          </draw:text-box>
        </draw:frame>
        <draw:frame draw:style-name="gr2" draw:text-style-name="P3" draw:layer="layout" svg:width="2.494cm" svg:height="0.471cm" svg:x="9.434cm" svg:y="8.145cm">
          <draw:text-box>
            <text:p text:style-name="P1"><text:span text:style-name="T3"><text:s/>former name <text:s/></text:span></text:p>
          </draw:text-box>
        </draw:frame>
        <draw:frame draw:style-name="gr2" draw:text-style-name="P3" draw:layer="layout" svg:width="0.422cm" svg:height="0.471cm" svg:x="11.928cm" svg:y="8.142cm">
          <draw:text-box>
            <text:p text:style-name="P1"><text:span text:style-name="T9"></text:span></text:p>
          </draw:text-box>
        </draw:frame>
        <draw:frame draw:style-name="gr2" draw:text-style-name="P3" draw:layer="layout" svg:width="2.141cm" svg:height="0.471cm" svg:x="12.305cm" svg:y="8.145cm">
          <draw:text-box>
            <text:p text:style-name="P1"><text:span text:style-name="T3"><text:s/>former sex. </text:span></text:p>
          </draw:text-box>
        </draw:frame>
        <draw:frame draw:style-name="gr2" draw:text-style-name="P3" draw:layer="layout" svg:width="0.422cm" svg:height="0.471cm" svg:x="2.159cm" svg:y="8.875cm">
          <draw:text-box>
            <text:p text:style-name="P1"><text:span text:style-name="T9"></text:span></text:p>
          </draw:text-box>
        </draw:frame>
        <draw:frame draw:style-name="gr2" draw:text-style-name="P3" draw:layer="layout" svg:width="8.266cm" svg:height="0.471cm" svg:x="2.537cm" svg:y="8.879cm">
          <draw:text-box>
            <text:p text:style-name="P1"><text:span text:style-name="T3"><text:s/>To have the name of his/her spouse changed to <text:s/></text:span></text:p>
          </draw:text-box>
        </draw:frame>
        <draw:frame draw:style-name="gr2" draw:text-style-name="P3" draw:layer="layout" svg:width="0.422cm" svg:height="0.471cm" svg:x="11.686cm" svg:y="8.879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2.956cm" svg:y="8.879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4.226cm" svg:y="8.879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5.496cm" svg:y="8.879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6.768cm" svg:y="8.879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8.038cm" svg:y="8.879cm">
          <draw:text-box>
            <text:p text:style-name="P1"><text:span text:style-name="T3"><text:s/></text:span></text:p>
          </draw:text-box>
        </draw:frame>
        <draw:polygon draw:style-name="gr4" draw:text-style-name="P5" draw:layer="layout" svg:width="8.612cm" svg:height="0.021cm" svg:x="10.695cm" svg:y="9.302cm" svg:viewBox="0 0 8613 22" draw:points="0,0 8613,0 8613,22 0,22">
          <text:p/>
        </draw:polygon>
        <draw:frame draw:style-name="gr2" draw:text-style-name="P3" draw:layer="layout" svg:width="0.422cm" svg:height="0.471cm" svg:x="19.308cm" svg:y="8.879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2.159cm" svg:y="9.506cm">
          <draw:text-box>
            <text:p text:style-name="P1"><text:span text:style-name="T9"></text:span></text:p>
          </draw:text-box>
        </draw:frame>
        <draw:frame draw:style-name="gr2" draw:text-style-name="P3" draw:layer="layout" svg:width="9.335cm" svg:height="0.471cm" svg:x="2.537cm" svg:y="9.509cm">
          <draw:text-box>
            <text:p text:style-name="P1"><text:span text:style-name="T3"><text:s/>To have the name(s) of his/her child (ren) changed to <text:s/></text:span></text:p>
          </draw:text-box>
        </draw:frame>
        <draw:frame draw:style-name="gr2" draw:text-style-name="P3" draw:layer="layout" svg:width="0.422cm" svg:height="0.471cm" svg:x="12.956cm" svg:y="9.509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4.226cm" svg:y="9.509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5.496cm" svg:y="9.509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6.768cm" svg:y="9.509cm">
          <draw:text-box>
            <text:p text:style-name="P1"><text:span text:style-name="T3"><text:s/></text:span></text:p>
          </draw:text-box>
        </draw:frame>
        <draw:polygon draw:style-name="gr4" draw:text-style-name="P5" draw:layer="layout" svg:width="7.541cm" svg:height="0.021cm" svg:x="11.766cm" svg:y="9.933cm" svg:viewBox="0 0 7542 22" draw:points="0,0 7542,0 7542,22 0,22">
          <text:p/>
        </draw:polygon>
        <draw:frame draw:style-name="gr2" draw:text-style-name="P3" draw:layer="layout" svg:width="0.422cm" svg:height="0.471cm" svg:x="18.038cm" svg:y="9.509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2.159cm" svg:y="10.144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2.795cm" svg:y="10.144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4.065cm" svg:y="10.144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5.335cm" svg:y="10.144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6.605cm" svg:y="10.144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7.876cm" svg:y="10.144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9.146cm" svg:y="10.144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0.416cm" svg:y="10.144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1.686cm" svg:y="10.144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2.956cm" svg:y="10.144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4.226cm" svg:y="10.144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5.496cm" svg:y="10.144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6.768cm" svg:y="10.144cm">
          <draw:text-box>
            <text:p text:style-name="P1"><text:span text:style-name="T3"><text:s/></text:span></text:p>
          </draw:text-box>
        </draw:frame>
        <draw:polygon draw:style-name="gr4" draw:text-style-name="P5" draw:layer="layout" svg:width="17.148cm" svg:height="0.021cm" svg:x="2.159cm" svg:y="10.568cm" svg:viewBox="0 0 17149 22" draw:points="0,0 17149,0 17149,22 0,22">
          <text:p/>
        </draw:polygon>
        <draw:frame draw:style-name="gr2" draw:text-style-name="P3" draw:layer="layout" svg:width="0.422cm" svg:height="0.471cm" svg:x="18.038cm" svg:y="10.144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2.159cm" svg:y="10.77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2.795cm" svg:y="10.77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4.065cm" svg:y="10.77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5.335cm" svg:y="10.77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6.605cm" svg:y="10.77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7.876cm" svg:y="10.77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9.146cm" svg:y="10.77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0.416cm" svg:y="10.77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1.686cm" svg:y="10.77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2.956cm" svg:y="10.77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4.226cm" svg:y="10.77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5.496cm" svg:y="10.77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6.768cm" svg:y="10.775cm">
          <draw:text-box>
            <text:p text:style-name="P1"><text:span text:style-name="T3"><text:s/></text:span></text:p>
          </draw:text-box>
        </draw:frame>
        <draw:polygon draw:style-name="gr4" draw:text-style-name="P5" draw:layer="layout" svg:width="17.148cm" svg:height="0.022cm" svg:x="2.159cm" svg:y="11.198cm" svg:viewBox="0 0 17149 23" draw:points="0,0 17149,0 17149,23 0,23">
          <text:p/>
        </draw:polygon>
        <draw:frame draw:style-name="gr2" draw:text-style-name="P3" draw:layer="layout" svg:width="0.422cm" svg:height="0.471cm" svg:x="18.038cm" svg:y="10.77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2.159cm" svg:y="11.4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2.795cm" svg:y="11.4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4.065cm" svg:y="11.4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5.335cm" svg:y="11.4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6.605cm" svg:y="11.4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7.876cm" svg:y="11.4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9.146cm" svg:y="11.4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0.416cm" svg:y="11.4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1.686cm" svg:y="11.4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2.956cm" svg:y="11.4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4.226cm" svg:y="11.4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5.496cm" svg:y="11.4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6.768cm" svg:y="11.41cm">
          <draw:text-box>
            <text:p text:style-name="P1"><text:span text:style-name="T3"><text:s/></text:span></text:p>
          </draw:text-box>
        </draw:frame>
        <draw:polygon draw:style-name="gr4" draw:text-style-name="P5" draw:layer="layout" svg:width="17.148cm" svg:height="0.023cm" svg:x="2.159cm" svg:y="11.833cm" svg:viewBox="0 0 17149 24" draw:points="0,0 17149,0 17149,24 0,24">
          <text:p/>
        </draw:polygon>
        <draw:frame draw:style-name="gr2" draw:text-style-name="P3" draw:layer="layout" svg:width="0.422cm" svg:height="0.471cm" svg:x="18.038cm" svg:y="11.4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2.159cm" svg:y="12.04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2.795cm" svg:y="12.04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4.065cm" svg:y="12.04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5.335cm" svg:y="12.04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6.605cm" svg:y="12.04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7.876cm" svg:y="12.04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9.146cm" svg:y="12.04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0.416cm" svg:y="12.04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1.686cm" svg:y="12.04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2.956cm" svg:y="12.04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4.226cm" svg:y="12.04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5.496cm" svg:y="12.04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6.768cm" svg:y="12.04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8.038cm" svg:y="12.041cm">
          <draw:text-box>
            <text:p text:style-name="P1"><text:span text:style-name="T3"><text:s/></text:span></text:p>
          </draw:text-box>
        </draw:frame>
        <draw:polygon draw:style-name="gr4" draw:text-style-name="P5" draw:layer="layout" svg:width="17.148cm" svg:height="0.021cm" svg:x="2.159cm" svg:y="12.464cm" svg:viewBox="0 0 17149 22" draw:points="0,0 17149,0 17149,22 0,22">
          <text:p/>
        </draw:polygon>
        <draw:frame draw:style-name="gr2" draw:text-style-name="P3" draw:layer="layout" svg:width="0.422cm" svg:height="0.471cm" svg:x="19.308cm" svg:y="12.04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2.159cm" svg:y="12.672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.524cm" svg:y="13.159cm">
          <draw:text-box>
            <text:p text:style-name="P1"><text:span text:style-name="T3">7.</text:span></text:p>
          </draw:text-box>
        </draw:frame>
        <draw:frame draw:style-name="gr2" draw:text-style-name="P3" draw:layer="layout" svg:width="0.422cm" svg:height="0.475cm" svg:x="1.842cm" svg:y="13.153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8.795cm" svg:height="0.471cm" svg:x="2.159cm" svg:y="13.159cm">
          <draw:text-box>
            <text:p text:style-name="P1"><text:span text:style-name="T3">The applicant (and included spouse or child (ren)) <text:s text:c="2"/></text:span></text:p>
          </draw:text-box>
        </draw:frame>
        <draw:frame draw:style-name="gr2" draw:text-style-name="P3" draw:layer="layout" svg:width="0.422cm" svg:height="0.471cm" svg:x="2.159cm" svg:y="13.642cm">
          <draw:text-box>
            <text:p text:style-name="P1"><text:span text:style-name="T9"></text:span></text:p>
          </draw:text-box>
        </draw:frame>
        <draw:frame draw:style-name="gr2" draw:text-style-name="P3" draw:layer="layout" svg:width="8.254cm" svg:height="0.471cm" svg:x="2.537cm" svg:y="13.645cm">
          <draw:text-box>
            <text:p text:style-name="P1"><text:span text:style-name="T3"><text:s/>Has not been convicted of a felony in any state. </text:span></text:p>
          </draw:text-box>
        </draw:frame>
        <draw:frame draw:style-name="gr2" draw:text-style-name="P3" draw:layer="layout" svg:width="0.422cm" svg:height="0.471cm" svg:x="2.159cm" svg:y="14.133cm">
          <draw:text-box>
            <text:p text:style-name="P1"><text:span text:style-name="T9"></text:span></text:p>
          </draw:text-box>
        </draw:frame>
        <draw:frame draw:style-name="gr2" draw:text-style-name="P3" draw:layer="layout" svg:width="7.526cm" svg:height="0.471cm" svg:x="2.537cm" svg:y="14.136cm">
          <draw:text-box>
            <text:p text:style-name="P1"><text:span text:style-name="T3"><text:s/>Has been convicted of a felony as follows: <text:s/></text:span></text:p>
          </draw:text-box>
        </draw:frame>
        <draw:frame draw:style-name="gr2" draw:text-style-name="P3" draw:layer="layout" svg:width="0.422cm" svg:height="0.471cm" svg:x="10.416cm" svg:y="14.136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1.686cm" svg:y="14.136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2.956cm" svg:y="14.136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4.226cm" svg:y="14.136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5.496cm" svg:y="14.136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6.768cm" svg:y="14.136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8.038cm" svg:y="14.136cm">
          <draw:text-box>
            <text:p text:style-name="P1"><text:span text:style-name="T3"><text:s/></text:span></text:p>
          </draw:text-box>
        </draw:frame>
        <draw:polygon draw:style-name="gr4" draw:text-style-name="P5" draw:layer="layout" svg:width="9.353cm" svg:height="0.021cm" svg:x="9.954cm" svg:y="14.56cm" svg:viewBox="0 0 9354 22" draw:points="0,0 9354,0 9354,22 0,22">
          <text:p/>
        </draw:polygon>
        <draw:frame draw:style-name="gr2" draw:text-style-name="P3" draw:layer="layout" svg:width="0.422cm" svg:height="0.471cm" svg:x="19.308cm" svg:y="14.136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2.795cm" svg:y="14.86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4.065cm" svg:y="14.86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5.335cm" svg:y="14.86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6.605cm" svg:y="14.86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7.876cm" svg:y="14.86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9.146cm" svg:y="14.86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0.416cm" svg:y="14.86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1.686cm" svg:y="14.86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2.956cm" svg:y="14.86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4.226cm" svg:y="14.86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5.496cm" svg:y="14.86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6.768cm" svg:y="14.86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8.038cm" svg:y="14.865cm">
          <draw:text-box>
            <text:p text:style-name="P1"><text:span text:style-name="T3"><text:s/></text:span></text:p>
          </draw:text-box>
        </draw:frame>
        <draw:polygon draw:style-name="gr4" draw:text-style-name="P5" draw:layer="layout" svg:width="16.513cm" svg:height="0.021cm" svg:x="2.794cm" svg:y="15.289cm" svg:viewBox="0 0 16514 22" draw:points="0,0 16514,0 16514,22 0,22">
          <text:p/>
        </draw:polygon>
        <draw:frame draw:style-name="gr2" draw:text-style-name="P3" draw:layer="layout" svg:width="0.422cm" svg:height="0.471cm" svg:x="19.308cm" svg:y="14.86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1.025cm" svg:height="0.471cm" svg:x="2.159cm" svg:y="15.593cm">
          <draw:text-box>
            <text:p text:style-name="P1"><text:span text:style-name="T5">AND </text:span></text:p>
          </draw:text-box>
        </draw:frame>
        <draw:frame draw:style-name="gr2" draw:text-style-name="P3" draw:layer="layout" svg:width="0.422cm" svg:height="0.471cm" svg:x="3.18cm" svg:y="15.59cm">
          <draw:text-box>
            <text:p text:style-name="P1"><text:span text:style-name="T9"></text:span></text:p>
          </draw:text-box>
        </draw:frame>
        <draw:frame draw:style-name="gr2" draw:text-style-name="P3" draw:layer="layout" svg:width="15.543cm" svg:height="0.471cm" svg:x="3.557cm" svg:y="15.593cm">
          <draw:text-box>
            <text:p text:style-name="P1"><text:span text:style-name="T3"><text:s/>Proper notice has been given to the prosecuting authority and Minnesota Attorney General </text:span></text:p>
          </draw:text-box>
        </draw:frame>
        <draw:frame draw:style-name="gr2" draw:text-style-name="P3" draw:layer="layout" svg:width="1.025cm" svg:height="0.471cm" svg:x="2.159cm" svg:y="16.08cm">
          <draw:text-box>
            <text:p text:style-name="P1"><text:span text:style-name="T5">AND </text:span></text:p>
          </draw:text-box>
        </draw:frame>
        <draw:frame draw:style-name="gr2" draw:text-style-name="P3" draw:layer="layout" svg:width="0.422cm" svg:height="0.471cm" svg:x="3.18cm" svg:y="16.077cm">
          <draw:text-box>
            <text:p text:style-name="P1"><text:span text:style-name="T9"></text:span></text:p>
          </draw:text-box>
        </draw:frame>
        <draw:frame draw:style-name="gr2" draw:text-style-name="P3" draw:layer="layout" svg:width="4.975cm" svg:height="0.471cm" svg:x="3.557cm" svg:y="16.08cm">
          <draw:text-box>
            <text:p text:style-name="P1"><text:span text:style-name="T3"><text:s/>No objection has been filed. </text:span></text:p>
          </draw:text-box>
        </draw:frame>
        <draw:frame draw:style-name="gr2" draw:text-style-name="P3" draw:layer="layout" svg:width="0.422cm" svg:height="0.471cm" svg:x="2.159cm" svg:y="16.567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.524cm" svg:y="17.054cm">
          <draw:text-box>
            <text:p text:style-name="P1"><text:span text:style-name="T3">8.</text:span></text:p>
          </draw:text-box>
        </draw:frame>
        <draw:frame draw:style-name="gr2" draw:text-style-name="P3" draw:layer="layout" svg:width="0.422cm" svg:height="0.475cm" svg:x="1.842cm" svg:y="17.048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17.613cm" svg:height="0.471cm" svg:x="2.159cm" svg:y="17.054cm">
          <draw:text-box>
            <text:p text:style-name="P1"><text:span text:style-name="T3">Legal description of lands in the State of Minnesota upon which the following have a claim, interest, or </text:span></text:p>
          </draw:text-box>
        </draw:frame>
        <draw:frame draw:style-name="gr2" draw:text-style-name="P3" draw:layer="layout" svg:width="13.238cm" svg:height="0.471cm" svg:x="2.159cm" svg:y="17.541cm">
          <draw:text-box>
            <text:p text:style-name="P1"><text:span text:style-name="T3">lien: <text:s text:c="2"/>(Provide the legal description and attach additional pages if necessary.) </text:span></text:p>
          </draw:text-box>
        </draw:frame>
        <draw:frame draw:style-name="gr2" draw:text-style-name="P3" draw:layer="layout" svg:width="0.422cm" svg:height="0.471cm" svg:x="2.159cm" svg:y="18.028cm">
          <draw:text-box>
            <text:p text:style-name="P1"><text:span text:style-name="T9"></text:span></text:p>
          </draw:text-box>
        </draw:frame>
        <draw:frame draw:style-name="gr2" draw:text-style-name="P3" draw:layer="layout" svg:width="1.989cm" svg:height="0.471cm" svg:x="2.537cm" svg:y="18.032cm">
          <draw:text-box>
            <text:p text:style-name="P1"><text:span text:style-name="T3"><text:s/>Applicant <text:s/></text:span></text:p>
          </draw:text-box>
        </draw:frame>
        <draw:frame draw:style-name="gr2" draw:text-style-name="P3" draw:layer="layout" svg:width="0.422cm" svg:height="0.471cm" svg:x="5.335cm" svg:y="18.032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6.605cm" svg:y="18.032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7.876cm" svg:y="18.032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9.146cm" svg:y="18.032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0.416cm" svg:y="18.032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1.686cm" svg:y="18.032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2.956cm" svg:y="18.032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4.226cm" svg:y="18.032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5.496cm" svg:y="18.032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6.768cm" svg:y="18.032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8.038cm" svg:y="18.032cm">
          <draw:text-box>
            <text:p text:style-name="P1"><text:span text:style-name="T3"><text:s/></text:span></text:p>
          </draw:text-box>
        </draw:frame>
        <draw:polygon draw:style-name="gr4" draw:text-style-name="P5" draw:layer="layout" svg:width="14.891cm" svg:height="0.021cm" svg:x="4.416cm" svg:y="18.455cm" svg:viewBox="0 0 14892 22" draw:points="0,0 14892,0 14892,22 0,22">
          <text:p/>
        </draw:polygon>
        <draw:frame draw:style-name="gr2" draw:text-style-name="P3" draw:layer="layout" svg:width="0.422cm" svg:height="0.471cm" svg:x="19.308cm" svg:y="18.032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2.159cm" svg:y="18.757cm">
          <draw:text-box>
            <text:p text:style-name="P1"><text:span text:style-name="T9"></text:span></text:p>
          </draw:text-box>
        </draw:frame>
        <draw:frame draw:style-name="gr2" draw:text-style-name="P3" draw:layer="layout" svg:width="1.648cm" svg:height="0.471cm" svg:x="2.537cm" svg:y="18.76cm">
          <draw:text-box>
            <text:p text:style-name="P1"><text:span text:style-name="T3"><text:s/>Spouse <text:s text:c="2"/></text:span></text:p>
          </draw:text-box>
        </draw:frame>
        <draw:frame draw:style-name="gr2" draw:text-style-name="P3" draw:layer="layout" svg:width="0.422cm" svg:height="0.471cm" svg:x="5.335cm" svg:y="18.76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6.605cm" svg:y="18.76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7.876cm" svg:y="18.76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9.146cm" svg:y="18.76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0.416cm" svg:y="18.76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1.686cm" svg:y="18.76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2.956cm" svg:y="18.76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4.226cm" svg:y="18.76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5.496cm" svg:y="18.76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6.768cm" svg:y="18.76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8.038cm" svg:y="18.76cm">
          <draw:text-box>
            <text:p text:style-name="P1"><text:span text:style-name="T3"><text:s/></text:span></text:p>
          </draw:text-box>
        </draw:frame>
        <draw:polygon draw:style-name="gr4" draw:text-style-name="P5" draw:layer="layout" svg:width="15.243cm" svg:height="0.021cm" svg:x="4.064cm" svg:y="19.183cm" svg:viewBox="0 0 15244 22" draw:points="0,0 15244,0 15244,22 0,22">
          <text:p/>
        </draw:polygon>
        <draw:frame draw:style-name="gr2" draw:text-style-name="P3" draw:layer="layout" svg:width="0.422cm" svg:height="0.471cm" svg:x="19.308cm" svg:y="18.76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2.159cm" svg:y="19.489cm">
          <draw:text-box>
            <text:p text:style-name="P1"><text:span text:style-name="T9"></text:span></text:p>
          </draw:text-box>
        </draw:frame>
        <draw:frame draw:style-name="gr2" draw:text-style-name="P3" draw:layer="layout" svg:width="2.189cm" svg:height="0.471cm" svg:x="2.537cm" svg:y="19.492cm">
          <draw:text-box>
            <text:p text:style-name="P1"><text:span text:style-name="T3"><text:s/>Child (ren) <text:s/></text:span></text:p>
          </draw:text-box>
        </draw:frame>
        <draw:frame draw:style-name="gr2" draw:text-style-name="P3" draw:layer="layout" svg:width="0.422cm" svg:height="0.471cm" svg:x="5.335cm" svg:y="19.492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6.605cm" svg:y="19.492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7.876cm" svg:y="19.492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9.146cm" svg:y="19.492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0.416cm" svg:y="19.492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1.686cm" svg:y="19.492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2.956cm" svg:y="19.492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4.226cm" svg:y="19.492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5.496cm" svg:y="19.492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6.768cm" svg:y="19.492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8.038cm" svg:y="19.492cm">
          <draw:text-box>
            <text:p text:style-name="P1"><text:span text:style-name="T3"><text:s/></text:span></text:p>
          </draw:text-box>
        </draw:frame>
        <draw:polygon draw:style-name="gr4" draw:text-style-name="P5" draw:layer="layout" svg:width="14.688cm" svg:height="0.021cm" svg:x="4.619cm" svg:y="19.916cm" svg:viewBox="0 0 14689 22" draw:points="0,0 14689,0 14689,22 0,22">
          <text:p/>
        </draw:polygon>
        <draw:frame draw:style-name="gr2" draw:text-style-name="P3" draw:layer="layout" svg:width="0.422cm" svg:height="0.471cm" svg:x="19.308cm" svg:y="19.492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2.159cm" svg:y="20.22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2.795cm" svg:y="20.22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4.065cm" svg:y="20.22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5.335cm" svg:y="20.22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6.605cm" svg:y="20.22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7.876cm" svg:y="20.22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9.146cm" svg:y="20.22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0.416cm" svg:y="20.22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1.686cm" svg:y="20.22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2.956cm" svg:y="20.22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4.226cm" svg:y="20.22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5.496cm" svg:y="20.22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6.768cm" svg:y="20.22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8.038cm" svg:y="20.22cm">
          <draw:text-box>
            <text:p text:style-name="P1"><text:span text:style-name="T3"><text:s/></text:span></text:p>
          </draw:text-box>
        </draw:frame>
        <draw:polygon draw:style-name="gr4" draw:text-style-name="P5" draw:layer="layout" svg:width="17.148cm" svg:height="0.021cm" svg:x="2.159cm" svg:y="20.644cm" svg:viewBox="0 0 17149 22" draw:points="0,0 17149,0 17149,22 0,22">
          <text:p/>
        </draw:polygon>
        <draw:frame draw:style-name="gr2" draw:text-style-name="P3" draw:layer="layout" svg:width="0.422cm" svg:height="0.471cm" svg:x="19.308cm" svg:y="20.22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2.159cm" svg:y="20.949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.524cm" svg:y="21.441cm">
          <draw:text-box>
            <text:p text:style-name="P1"><text:span text:style-name="T3">9.</text:span></text:p>
          </draw:text-box>
        </draw:frame>
        <draw:frame draw:style-name="gr2" draw:text-style-name="P3" draw:layer="layout" svg:width="0.422cm" svg:height="0.475cm" svg:x="1.842cm" svg:y="21.435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1.295cm" svg:height="0.471cm" svg:x="2.159cm" svg:y="21.441cm">
          <draw:text-box>
            <text:p text:style-name="P1"><text:span text:style-name="T3">Other: <text:s/></text:span></text:p>
          </draw:text-box>
        </draw:frame>
        <draw:frame draw:style-name="gr2" draw:text-style-name="P3" draw:layer="layout" svg:width="0.422cm" svg:height="0.471cm" svg:x="4.065cm" svg:y="21.44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5.335cm" svg:y="21.44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6.605cm" svg:y="21.44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7.876cm" svg:y="21.44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9.146cm" svg:y="21.44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0.416cm" svg:y="21.44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1.686cm" svg:y="21.44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2.956cm" svg:y="21.44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4.226cm" svg:y="21.44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5.496cm" svg:y="21.44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6.768cm" svg:y="21.44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8.038cm" svg:y="21.441cm">
          <draw:text-box>
            <text:p text:style-name="P1"><text:span text:style-name="T3"><text:s/></text:span></text:p>
          </draw:text-box>
        </draw:frame>
        <draw:polygon draw:style-name="gr4" draw:text-style-name="P5" draw:layer="layout" svg:width="15.962cm" svg:height="0.021cm" svg:x="3.345cm" svg:y="21.864cm" svg:viewBox="0 0 15963 22" draw:points="0,0 15963,0 15963,22 0,22">
          <text:p/>
        </draw:polygon>
        <draw:frame draw:style-name="gr2" draw:text-style-name="P3" draw:layer="layout" svg:width="0.422cm" svg:height="0.471cm" svg:x="19.308cm" svg:y="21.44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2.159cm" svg:y="22.071cm">
          <draw:text-box>
            <text:p text:style-name="P1"><text:span text:style-name="T3"><text:s text:c="2"/></text:span></text:p>
          </draw:text-box>
        </draw:frame>
        <draw:frame draw:style-name="gr2" draw:text-style-name="P3" draw:layer="layout" svg:width="0.422cm" svg:height="0.471cm" svg:x="2.795cm" svg:y="22.07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4.065cm" svg:y="22.07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5.335cm" svg:y="22.07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6.605cm" svg:y="22.07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7.876cm" svg:y="22.07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9.146cm" svg:y="22.07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0.416cm" svg:y="22.07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1.686cm" svg:y="22.07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2.956cm" svg:y="22.07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4.226cm" svg:y="22.07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5.496cm" svg:y="22.07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6.768cm" svg:y="22.071cm">
          <draw:text-box>
            <text:p text:style-name="P1"><text:span text:style-name="T3"><text:s/></text:span></text:p>
          </draw:text-box>
        </draw:frame>
        <draw:polygon draw:style-name="gr4" draw:text-style-name="P5" draw:layer="layout" svg:width="17.148cm" svg:height="0.021cm" svg:x="2.159cm" svg:y="22.495cm" svg:viewBox="0 0 17149 22" draw:points="0,0 17149,0 17149,22 0,22">
          <text:p/>
        </draw:polygon>
        <draw:frame draw:style-name="gr2" draw:text-style-name="P3" draw:layer="layout" svg:width="0.422cm" svg:height="0.471cm" svg:x="18.038cm" svg:y="22.07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2.159cm" svg:y="22.706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2.795cm" svg:y="22.706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4.065cm" svg:y="22.706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5.335cm" svg:y="22.706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6.605cm" svg:y="22.706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7.876cm" svg:y="22.706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9.146cm" svg:y="22.706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0.416cm" svg:y="22.706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1.686cm" svg:y="22.706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2.956cm" svg:y="22.706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4.226cm" svg:y="22.706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5.496cm" svg:y="22.706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6.768cm" svg:y="22.706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8.038cm" svg:y="22.706cm">
          <draw:text-box>
            <text:p text:style-name="P1"><text:span text:style-name="T3"><text:s/></text:span></text:p>
          </draw:text-box>
        </draw:frame>
        <draw:polygon draw:style-name="gr4" draw:text-style-name="P5" draw:layer="layout" svg:width="17.148cm" svg:height="0.021cm" svg:x="2.159cm" svg:y="23.13cm" svg:viewBox="0 0 17149 22" draw:points="0,0 17149,0 17149,22 0,22">
          <text:p/>
        </draw:polygon>
        <draw:frame draw:style-name="gr2" draw:text-style-name="P3" draw:layer="layout" svg:width="0.422cm" svg:height="0.471cm" svg:x="19.308cm" svg:y="22.706cm">
          <draw:text-box>
            <text:p text:style-name="P1"><text:span text:style-name="T3">. </text:span></text:p>
          </draw:text-box>
        </draw:frame>
        <draw:frame draw:style-name="gr2" draw:text-style-name="P3" draw:layer="layout" svg:width="0.422cm" svg:height="0.471cm" svg:x="1.524cm" svg:y="23.341cm">
          <draw:text-box>
            <text:p text:style-name="P1"><text:span text:style-name="T5"><text:s/></text:span></text:p>
          </draw:text-box>
        </draw:frame>
        <draw:frame draw:style-name="gr2" draw:text-style-name="P3" draw:layer="layout" svg:width="9.893cm" svg:height="0.471cm" svg:x="1.524cm" svg:y="23.828cm">
          <draw:text-box>
            <text:p text:style-name="P1"><text:span text:style-name="T5">The application is granted and IT IS ORDERED that: </text:span></text:p>
          </draw:text-box>
        </draw:frame>
        <draw:frame draw:style-name="gr2" draw:text-style-name="P3" draw:layer="layout" svg:width="0.422cm" svg:height="0.471cm" svg:x="1.524cm" svg:y="24.315cm">
          <draw:text-box>
            <text:p text:style-name="P1"><text:span text:style-name="T5"><text:s/></text:span></text:p>
          </draw:text-box>
        </draw:frame>
        <draw:frame draw:style-name="gr2" draw:text-style-name="P3" draw:layer="layout" svg:width="0.422cm" svg:height="0.471cm" svg:x="1.524cm" svg:y="24.79cm">
          <draw:text-box>
            <text:p text:style-name="P1"><text:span text:style-name="T9"></text:span></text:p>
          </draw:text-box>
        </draw:frame>
        <draw:frame draw:style-name="gr2" draw:text-style-name="P3" draw:layer="layout" svg:width="7.302cm" svg:height="0.471cm" svg:x="1.901cm" svg:y="24.793cm">
          <draw:text-box>
            <text:p text:style-name="P1"><text:span text:style-name="T3"><text:s/>The legal name of the Applicant shall be <text:s text:c="2"/></text:span></text:p>
          </draw:text-box>
        </draw:frame>
        <draw:frame draw:style-name="gr2" draw:text-style-name="P3" draw:layer="layout" svg:width="0.422cm" svg:height="0.471cm" svg:x="10.416cm" svg:y="24.793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1.686cm" svg:y="24.793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2.956cm" svg:y="24.793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4.226cm" svg:y="24.793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5.496cm" svg:y="24.793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6.768cm" svg:y="24.793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8.038cm" svg:y="24.793cm">
          <draw:text-box>
            <text:p text:style-name="P1"><text:span text:style-name="T3"><text:s/></text:span></text:p>
          </draw:text-box>
        </draw:frame>
        <draw:polygon draw:style-name="gr4" draw:text-style-name="P5" draw:layer="layout" svg:width="10.314cm" svg:height="0.021cm" svg:x="8.993cm" svg:y="25.217cm" svg:viewBox="0 0 10315 22" draw:points="0,0 10315,0 10315,22 0,22">
          <text:p/>
        </draw:polygon>
        <draw:frame draw:style-name="gr2" draw:text-style-name="P3" draw:layer="layout" svg:width="0.422cm" svg:height="0.471cm" svg:x="19.308cm" svg:y="24.793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.524cm" svg:y="25.28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.524cm" svg:y="25.764cm">
          <draw:text-box>
            <text:p text:style-name="P1"><text:span text:style-name="T9"></text:span></text:p>
          </draw:text-box>
        </draw:frame>
        <draw:frame draw:style-name="gr2" draw:text-style-name="P3" draw:layer="layout" svg:width="6.679cm" svg:height="0.471cm" svg:x="1.901cm" svg:y="25.767cm">
          <draw:text-box>
            <text:p text:style-name="P1"><text:span text:style-name="T3"><text:s/>The legal name of the spouse shall be <text:s/></text:span></text:p>
          </draw:text-box>
        </draw:frame>
        <draw:frame draw:style-name="gr2" draw:text-style-name="P3" draw:layer="layout" svg:width="0.422cm" svg:height="0.471cm" svg:x="9.146cm" svg:y="25.767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0.416cm" svg:y="25.767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1.686cm" svg:y="25.767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2.956cm" svg:y="25.767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4.226cm" svg:y="25.767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5.496cm" svg:y="25.767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6.768cm" svg:y="25.767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8.038cm" svg:y="25.767cm">
          <draw:text-box>
            <text:p text:style-name="P1"><text:span text:style-name="T3"><text:s/></text:span></text:p>
          </draw:text-box>
        </draw:frame>
        <draw:polygon draw:style-name="gr4" draw:text-style-name="P5" draw:layer="layout" svg:width="10.831cm" svg:height="0.021cm" svg:x="8.476cm" svg:y="26.19cm" svg:viewBox="0 0 10832 22" draw:points="0,0 10832,0 10832,22 0,22">
          <text:p/>
        </draw:polygon>
        <draw:frame draw:style-name="gr2" draw:text-style-name="P3" draw:layer="layout" svg:width="0.422cm" svg:height="0.471cm" svg:x="19.308cm" svg:y="25.767cm">
          <draw:text-box>
            <text:p text:style-name="P1"><text:span text:style-name="T3"><text:s/></text:span></text:p>
          </draw:text-box>
        </draw:frame>
        <draw:control draw:style-name="gr8" draw:text-style-name="P9" draw:layer="controls" svg:width="0.356cm" svg:height="0.353cm" svg:x="2.188cm" svg:y="3.09cm" draw:control="control8"/>
        <draw:control draw:style-name="gr8" draw:text-style-name="P9" draw:layer="controls" svg:width="0.356cm" svg:height="0.353cm" svg:x="2.164cm" svg:y="3.807cm" draw:control="control9"/>
        <draw:control draw:style-name="gr8" draw:text-style-name="P9" draw:layer="controls" svg:width="0.356cm" svg:height="0.353cm" svg:x="2.161cm" svg:y="5.275cm" draw:control="control10"/>
        <draw:control draw:style-name="gr8" draw:text-style-name="P9" draw:layer="controls" svg:width="0.356cm" svg:height="0.353cm" svg:x="2.173cm" svg:y="6.724cm" draw:control="control11"/>
        <draw:control draw:style-name="gr8" draw:text-style-name="P9" draw:layer="controls" svg:width="0.356cm" svg:height="0.353cm" svg:x="2.165cm" svg:y="13.678cm" draw:control="control12"/>
        <draw:control draw:style-name="gr8" draw:text-style-name="P9" draw:layer="controls" svg:width="0.356cm" svg:height="0.353cm" svg:x="9.053cm" svg:y="8.194cm" draw:control="control13"/>
        <draw:control draw:style-name="gr8" draw:text-style-name="P9" draw:layer="controls" svg:width="0.356cm" svg:height="0.353cm" svg:x="11.926cm" svg:y="8.196cm" draw:control="control14"/>
        <draw:control draw:style-name="gr7" draw:text-style-name="P8" draw:layer="controls" svg:width="10.921cm" svg:height="0.72cm" svg:x="8.616cm" svg:y="2.697cm" draw:control="control15"/>
        <draw:control draw:style-name="gr7" draw:text-style-name="P8" draw:layer="controls" svg:width="10.921cm" svg:height="0.72cm" svg:x="7.25cm" svg:y="4.196cm" draw:control="control16"/>
        <draw:control draw:style-name="gr7" draw:text-style-name="P8" draw:layer="controls" svg:width="4.407cm" svg:height="0.72cm" svg:x="7.146cm" svg:y="5.642cm" draw:control="control17"/>
      </draw:page>
      <draw:page draw:name="page3" draw:style-name="dp1" draw:master-page-name="master-page3">
        <draw:frame draw:style-name="gr1" draw:text-style-name="P2" draw:layer="layout" svg:width="1.325cm" svg:height="0.357cm" svg:x="1.524cm" svg:y="26.339cm">
          <draw:text-box>
            <text:p text:style-name="P1"><text:span text:style-name="T1">NAM107 </text:span></text:p>
          </draw:text-box>
        </draw:frame>
        <draw:frame draw:style-name="gr1" draw:text-style-name="P2" draw:layer="layout" svg:width="1.096cm" svg:height="0.357cm" svg:x="3.218cm" svg:y="26.339cm">
          <draw:text-box>
            <text:p text:style-name="P1"><text:span text:style-name="T1"><text:s text:c="3"/>State </text:span></text:p>
          </draw:text-box>
        </draw:frame>
        <draw:frame draw:style-name="gr1" draw:text-style-name="P2" draw:layer="layout" svg:width="0.778cm" svg:height="0.357cm" svg:x="5.123cm" svg:y="26.339cm">
          <draw:text-box>
            <text:p text:style-name="P1"><text:span text:style-name="T1">ENG </text:span></text:p>
          </draw:text-box>
        </draw:frame>
        <draw:frame draw:style-name="gr1" draw:text-style-name="P2" draw:layer="layout" svg:width="1.802cm" svg:height="0.357cm" svg:x="6.605cm" svg:y="26.339cm">
          <draw:text-box>
            <text:p text:style-name="P1"><text:span text:style-name="T1"><text:s text:c="3"/>Rev 08/14 </text:span></text:p>
          </draw:text-box>
        </draw:frame>
        <draw:frame draw:style-name="gr1" draw:text-style-name="P2" draw:layer="layout" svg:width="0.317cm" svg:height="0.357cm" svg:x="9.146cm" svg:y="26.33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9.6cm" svg:height="0.357cm" svg:x="9.781cm" svg:y="26.339cm">
          <draw:text-box>
            <text:p text:style-name="P1"><text:span text:style-name="T1"><text:s text:c="8"/>www.mncourts.gov/forms <text:s text:c="40"/>Page 3 of 3</text:span><text:span text:style-name="T2"> </text:span></text:p>
          </draw:text-box>
        </draw:frame>
        <draw:frame draw:style-name="gr2" draw:text-style-name="P3" draw:layer="layout" svg:width="0.422cm" svg:height="0.471cm" svg:x="1.524cm" svg:y="26.698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.524cm" svg:y="2.545cm">
          <draw:text-box>
            <text:p text:style-name="P1"><text:span text:style-name="T9"></text:span></text:p>
          </draw:text-box>
        </draw:frame>
        <draw:frame draw:style-name="gr2" draw:text-style-name="P3" draw:layer="layout" svg:width="8.689cm" svg:height="0.471cm" svg:x="1.901cm" svg:y="2.548cm">
          <draw:text-box>
            <text:p text:style-name="P1"><text:span text:style-name="T3"><text:s/>The legal names of the minor child (ren) shall be <text:s text:c="2"/></text:span></text:p>
          </draw:text-box>
        </draw:frame>
        <draw:frame draw:style-name="gr2" draw:text-style-name="P3" draw:layer="layout" svg:width="0.422cm" svg:height="0.471cm" svg:x="11.686cm" svg:y="2.548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2.956cm" svg:y="2.548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4.226cm" svg:y="2.548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5.496cm" svg:y="2.548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6.768cm" svg:y="2.548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8.038cm" svg:y="2.548cm">
          <draw:text-box>
            <text:p text:style-name="P1"><text:span text:style-name="T3"><text:s/></text:span></text:p>
          </draw:text-box>
        </draw:frame>
        <draw:polygon draw:style-name="gr4" draw:text-style-name="P5" draw:layer="layout" svg:width="8.93cm" svg:height="0.021cm" svg:x="10.377cm" svg:y="2.971cm" svg:viewBox="0 0 8931 22" draw:points="0,0 8931,0 8931,22 0,22">
          <text:p/>
        </draw:polygon>
        <draw:frame draw:style-name="gr2" draw:text-style-name="P3" draw:layer="layout" svg:width="0.422cm" svg:height="0.471cm" svg:x="19.308cm" svg:y="2.548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.524cm" svg:y="3.18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2.795cm" svg:y="3.18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4.065cm" svg:y="3.18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5.335cm" svg:y="3.18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6.605cm" svg:y="3.18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7.876cm" svg:y="3.18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9.146cm" svg:y="3.18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0.416cm" svg:y="3.18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1.686cm" svg:y="3.18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2.956cm" svg:y="3.18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4.226cm" svg:y="3.18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5.496cm" svg:y="3.18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6.768cm" svg:y="3.18cm">
          <draw:text-box>
            <text:p text:style-name="P1"><text:span text:style-name="T3"><text:s/></text:span></text:p>
          </draw:text-box>
        </draw:frame>
        <draw:polygon draw:style-name="gr4" draw:text-style-name="P5" draw:layer="layout" svg:width="17.784cm" svg:height="0.021cm" svg:x="1.524cm" svg:y="3.603cm" svg:viewBox="0 0 17785 22" draw:points="0,0 17785,0 17785,22 0,22">
          <text:p/>
        </draw:polygon>
        <draw:frame draw:style-name="gr2" draw:text-style-name="P3" draw:layer="layout" svg:width="0.422cm" svg:height="0.471cm" svg:x="18.038cm" svg:y="3.18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.524cm" svg:y="3.81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2.795cm" svg:y="3.81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4.065cm" svg:y="3.81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5.335cm" svg:y="3.81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6.605cm" svg:y="3.81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7.876cm" svg:y="3.81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9.146cm" svg:y="3.81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0.416cm" svg:y="3.81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1.686cm" svg:y="3.81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2.956cm" svg:y="3.81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4.226cm" svg:y="3.81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5.496cm" svg:y="3.81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6.768cm" svg:y="3.81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8.038cm" svg:y="3.815cm">
          <draw:text-box>
            <text:p text:style-name="P1"><text:span text:style-name="T3"><text:s/></text:span></text:p>
          </draw:text-box>
        </draw:frame>
        <draw:polygon draw:style-name="gr4" draw:text-style-name="P5" draw:layer="layout" svg:width="17.784cm" svg:height="0.021cm" svg:x="1.524cm" svg:y="4.238cm" svg:viewBox="0 0 17785 22" draw:points="0,0 17785,0 17785,22 0,22">
          <text:p/>
        </draw:polygon>
        <draw:frame draw:style-name="gr2" draw:text-style-name="P3" draw:layer="layout" svg:width="0.422cm" svg:height="0.471cm" svg:x="19.308cm" svg:y="3.81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.524cm" svg:y="4.44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.524cm" svg:y="4.929cm">
          <draw:text-box>
            <text:p text:style-name="P1"><text:span text:style-name="T9"></text:span></text:p>
          </draw:text-box>
        </draw:frame>
        <draw:frame draw:style-name="gr2" draw:text-style-name="P3" draw:layer="layout" svg:width="14.696cm" svg:height="0.471cm" svg:x="1.901cm" svg:y="4.932cm">
          <draw:text-box>
            <text:p text:style-name="P1"><text:span text:style-name="T3"><text:s/>The Minnesota Department of Health shall change the name on the birth record from <text:s/></text:span></text:p>
          </draw:text-box>
        </draw:frame>
        <draw:frame draw:style-name="gr2" draw:text-style-name="P3" draw:layer="layout" svg:width="0.422cm" svg:height="0.471cm" svg:x="16.768cm" svg:y="4.932cm">
          <draw:text-box>
            <text:p text:style-name="P1"><text:span text:style-name="T3"><text:s/></text:span></text:p>
          </draw:text-box>
        </draw:frame>
        <draw:polygon draw:style-name="gr4" draw:text-style-name="P5" draw:layer="layout" svg:width="2.811cm" svg:height="0.022cm" svg:x="16.496cm" svg:y="5.355cm" svg:viewBox="0 0 2812 23" draw:points="0,0 2812,0 2812,23 0,23">
          <text:p/>
        </draw:polygon>
        <draw:frame draw:style-name="gr2" draw:text-style-name="P3" draw:layer="layout" svg:width="0.422cm" svg:height="0.471cm" svg:x="18.038cm" svg:y="4.932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.524cm" svg:y="5.664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2.795cm" svg:y="5.664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4.065cm" svg:y="5.664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5.335cm" svg:y="5.664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6.605cm" svg:y="5.664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7.876cm" svg:y="5.664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755cm" svg:height="0.471cm" svg:x="9.146cm" svg:y="5.664cm">
          <draw:text-box>
            <text:p text:style-name="P1"><text:span text:style-name="T3"><text:s text:c="2"/>to <text:s/></text:span></text:p>
          </draw:text-box>
        </draw:frame>
        <draw:frame draw:style-name="gr2" draw:text-style-name="P3" draw:layer="layout" svg:width="0.422cm" svg:height="0.471cm" svg:x="10.416cm" svg:y="5.664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1.686cm" svg:y="5.664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2.956cm" svg:y="5.664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4.226cm" svg:y="5.664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5.496cm" svg:y="5.664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6.768cm" svg:y="5.664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8.038cm" svg:y="5.664cm">
          <draw:text-box>
            <text:p text:style-name="P1"><text:span text:style-name="T3"><text:s/></text:span></text:p>
          </draw:text-box>
        </draw:frame>
        <draw:polygon draw:style-name="gr4" draw:text-style-name="P5" draw:layer="layout" svg:width="7.728cm" svg:height="0.021cm" svg:x="1.524cm" svg:y="6.088cm" svg:viewBox="0 0 7729 22" draw:points="0,0 7729,0 7729,22 0,22">
          <text:p/>
        </draw:polygon>
        <draw:polygon draw:style-name="gr4" draw:text-style-name="P5" draw:layer="layout" svg:width="9.514cm" svg:height="0.021cm" svg:x="9.793cm" svg:y="6.088cm" svg:viewBox="0 0 9515 22" draw:points="0,0 9515,0 9515,22 0,22">
          <text:p/>
        </draw:polygon>
        <draw:frame draw:style-name="gr2" draw:text-style-name="P3" draw:layer="layout" svg:width="0.422cm" svg:height="0.471cm" svg:x="19.308cm" svg:y="5.664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.524cm" svg:y="6.388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.524cm" svg:y="6.872cm">
          <draw:text-box>
            <text:p text:style-name="P1"><text:span text:style-name="T9"></text:span></text:p>
          </draw:text-box>
        </draw:frame>
        <draw:frame draw:style-name="gr2" draw:text-style-name="P3" draw:layer="layout" svg:width="14.344cm" svg:height="0.471cm" svg:x="1.901cm" svg:y="6.875cm">
          <draw:text-box>
            <text:p text:style-name="P1"><text:span text:style-name="T3"><text:s/>The Minnesota Department of Health shall change the sex on the birth record from <text:s/></text:span></text:p>
          </draw:text-box>
        </draw:frame>
        <draw:frame draw:style-name="gr2" draw:text-style-name="P3" draw:layer="layout" svg:width="0.422cm" svg:height="0.471cm" svg:x="16.768cm" svg:y="6.87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8.038cm" svg:y="6.875cm">
          <draw:text-box>
            <text:p text:style-name="P1"><text:span text:style-name="T3"><text:s/></text:span></text:p>
          </draw:text-box>
        </draw:frame>
        <draw:polygon draw:style-name="gr4" draw:text-style-name="P5" draw:layer="layout" svg:width="3.379cm" svg:height="0.022cm" svg:x="16.034cm" svg:y="7.298cm" svg:viewBox="0 0 3380 23" draw:points="0,0 3380,0 3380,23 0,23">
          <text:p/>
        </draw:polygon>
        <draw:frame draw:style-name="gr2" draw:text-style-name="P3" draw:layer="layout" svg:width="0.649cm" svg:height="0.471cm" svg:x="19.308cm" svg:y="6.875cm">
          <draw:text-box>
            <text:p text:style-name="P1"><text:span text:style-name="T3"><text:s/>to <text:s/></text:span></text:p>
          </draw:text-box>
        </draw:frame>
        <draw:frame draw:style-name="gr2" draw:text-style-name="P3" draw:layer="layout" svg:width="0.422cm" svg:height="0.471cm" svg:x="1.524cm" svg:y="7.362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.524cm" svg:y="7.849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2.795cm" svg:y="7.849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4.065cm" svg:y="7.849cm">
          <draw:text-box>
            <text:p text:style-name="P1"><text:span text:style-name="T3"><text:s/></text:span></text:p>
          </draw:text-box>
        </draw:frame>
        <draw:polygon draw:style-name="gr4" draw:text-style-name="P5" draw:layer="layout" svg:width="3.917cm" svg:height="0.021cm" svg:x="1.524cm" svg:y="8.272cm" svg:viewBox="0 0 3918 22" draw:points="0,0 3918,0 3918,22 0,22">
          <text:p/>
        </draw:polygon>
        <draw:frame draw:style-name="gr2" draw:text-style-name="P3" draw:layer="layout" svg:width="0.422cm" svg:height="0.471cm" svg:x="5.335cm" svg:y="7.849cm">
          <draw:text-box>
            <text:p text:style-name="P1"><text:span text:style-name="T3">. <text:s/></text:span></text:p>
          </draw:text-box>
        </draw:frame>
        <draw:frame draw:style-name="gr2" draw:text-style-name="P3" draw:layer="layout" svg:width="0.422cm" svg:height="0.471cm" svg:x="1.524cm" svg:y="8.336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.524cm" svg:y="8.82cm">
          <draw:text-box>
            <text:p text:style-name="P1"><text:span text:style-name="T9"></text:span></text:p>
          </draw:text-box>
        </draw:frame>
        <draw:frame draw:style-name="gr2" draw:text-style-name="P3" draw:layer="layout" svg:width="18.281cm" svg:height="0.471cm" svg:x="1.901cm" svg:y="8.824cm">
          <draw:text-box>
            <text:p text:style-name="P1"><text:span text:style-name="T3"><text:s/>The Minnesota Department of Health shall issue and register a replacement birth record for the Applicant. <text:s/></text:span></text:p>
          </draw:text-box>
        </draw:frame>
        <draw:frame draw:style-name="gr2" draw:text-style-name="P3" draw:layer="layout" svg:width="18.061cm" svg:height="0.471cm" svg:x="1.524cm" svg:y="9.31cm">
          <draw:text-box>
            <text:p text:style-name="P1"><text:span text:style-name="T3">The prior birth record shall be confidential pursuant to Minn. Stat. § 13.02, subdivision 3, and shall not be </text:span></text:p>
          </draw:text-box>
        </draw:frame>
        <draw:frame draw:style-name="gr2" draw:text-style-name="P3" draw:layer="layout" svg:width="6.973cm" svg:height="0.471cm" svg:x="1.524cm" svg:y="9.797cm">
          <draw:text-box>
            <text:p text:style-name="P1"><text:span text:style-name="T3">disclosed except pursuant to court order. </text:span></text:p>
          </draw:text-box>
        </draw:frame>
        <draw:frame draw:style-name="gr2" draw:text-style-name="P3" draw:layer="layout" svg:width="0.422cm" svg:height="0.471cm" svg:x="1.524cm" svg:y="10.284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.524cm" svg:y="10.772cm">
          <draw:text-box>
            <text:p text:style-name="P1"><text:span text:style-name="T9"></text:span></text:p>
          </draw:text-box>
        </draw:frame>
        <draw:frame draw:style-name="gr2" draw:text-style-name="P3" draw:layer="layout" svg:width="13.684cm" svg:height="0.471cm" svg:x="1.901cm" svg:y="10.775cm">
          <draw:text-box>
            <text:p text:style-name="P1"><text:span text:style-name="T3"><text:s/>The replacement birth record shall not include any reference to the Applicant’s <text:s/></text:span></text:p>
          </draw:text-box>
        </draw:frame>
        <draw:frame draw:style-name="gr2" draw:text-style-name="P3" draw:layer="layout" svg:width="0.422cm" svg:height="0.471cm" svg:x="2.795cm" svg:y="11.504cm">
          <draw:text-box>
            <text:p text:style-name="P1"><text:span text:style-name="T9"></text:span></text:p>
          </draw:text-box>
        </draw:frame>
        <draw:frame draw:style-name="gr2" draw:text-style-name="P3" draw:layer="layout" svg:width="2.388cm" svg:height="0.471cm" svg:x="3.172cm" svg:y="11.508cm">
          <draw:text-box>
            <text:p text:style-name="P1"><text:span text:style-name="T3"><text:s/>former name </text:span></text:p>
          </draw:text-box>
        </draw:frame>
        <draw:frame draw:style-name="gr2" draw:text-style-name="P3" draw:layer="layout" svg:width="0.422cm" svg:height="0.471cm" svg:x="2.795cm" svg:y="12.232cm">
          <draw:text-box>
            <text:p text:style-name="P1"><text:span text:style-name="T9"></text:span></text:p>
          </draw:text-box>
        </draw:frame>
        <draw:frame draw:style-name="gr2" draw:text-style-name="P3" draw:layer="layout" svg:width="2.036cm" svg:height="0.471cm" svg:x="3.172cm" svg:y="12.236cm">
          <draw:text-box>
            <text:p text:style-name="P1"><text:span text:style-name="T3"><text:s/>former sex </text:span></text:p>
          </draw:text-box>
        </draw:frame>
        <draw:frame draw:style-name="gr2" draw:text-style-name="P3" draw:layer="layout" svg:width="0.719cm" svg:height="0.471cm" svg:x="1.524cm" svg:y="12.964cm">
          <draw:text-box>
            <text:p text:style-name="P1"><text:span text:style-name="T3">and </text:span></text:p>
          </draw:text-box>
        </draw:frame>
        <draw:frame draw:style-name="gr2" draw:text-style-name="P3" draw:layer="layout" svg:width="0.422cm" svg:height="0.471cm" svg:x="1.524cm" svg:y="13.45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.524cm" svg:y="13.934cm">
          <draw:text-box>
            <text:p text:style-name="P1"><text:span text:style-name="T9"></text:span></text:p>
          </draw:text-box>
        </draw:frame>
        <draw:frame draw:style-name="gr2" draw:text-style-name="P3" draw:layer="layout" svg:width="8.83cm" svg:height="0.471cm" svg:x="1.901cm" svg:y="13.937cm">
          <draw:text-box>
            <text:p text:style-name="P1"><text:span text:style-name="T3"><text:s/>shall reflect the Applicant’s <text:s/>current legal name of <text:s/></text:span></text:p>
          </draw:text-box>
        </draw:frame>
        <draw:frame draw:style-name="gr2" draw:text-style-name="P3" draw:layer="layout" svg:width="0.422cm" svg:height="0.471cm" svg:x="11.686cm" svg:y="13.937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2.956cm" svg:y="13.937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4.226cm" svg:y="13.937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5.496cm" svg:y="13.937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6.768cm" svg:y="13.937cm">
          <draw:text-box>
            <text:p text:style-name="P1"><text:span text:style-name="T3"><text:s/></text:span></text:p>
          </draw:text-box>
        </draw:frame>
        <draw:polygon draw:style-name="gr4" draw:text-style-name="P5" draw:layer="layout" svg:width="8.68cm" svg:height="0.021cm" svg:x="10.627cm" svg:y="14.361cm" svg:viewBox="0 0 8681 22" draw:points="0,0 8681,0 8681,22 0,22">
          <text:p/>
        </draw:polygon>
        <draw:frame draw:style-name="gr2" draw:text-style-name="P3" draw:layer="layout" svg:width="0.422cm" svg:height="0.471cm" svg:x="18.038cm" svg:y="13.937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.524cm" svg:y="14.424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2.795cm" svg:y="14.424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4.065cm" svg:y="14.424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5.335cm" svg:y="14.424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6.605cm" svg:y="14.424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7.876cm" svg:y="14.424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9.146cm" svg:y="14.424cm">
          <draw:text-box>
            <text:p text:style-name="P1"><text:span text:style-name="T3"><text:s text:c="2"/></text:span></text:p>
          </draw:text-box>
        </draw:frame>
        <draw:frame draw:style-name="gr2" draw:text-style-name="P3" draw:layer="layout" svg:width="0.422cm" svg:height="0.471cm" svg:x="1.524cm" svg:y="14.908cm">
          <draw:text-box>
            <text:p text:style-name="P1"><text:span text:style-name="T9"></text:span></text:p>
          </draw:text-box>
        </draw:frame>
        <draw:frame draw:style-name="gr2" draw:text-style-name="P3" draw:layer="layout" svg:width="6.115cm" svg:height="0.471cm" svg:x="1.901cm" svg:y="14.912cm">
          <draw:text-box>
            <text:p text:style-name="P1"><text:span text:style-name="T3"><text:s/>shall reflect the sex designation of <text:s/></text:span></text:p>
          </draw:text-box>
        </draw:frame>
        <draw:frame draw:style-name="gr2" draw:text-style-name="P3" draw:layer="layout" svg:width="0.422cm" svg:height="0.471cm" svg:x="9.146cm" svg:y="14.912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0.416cm" svg:y="14.912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1.686cm" svg:y="14.912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2.956cm" svg:y="14.912cm">
          <draw:text-box>
            <text:p text:style-name="P1"><text:span text:style-name="T3">. </text:span></text:p>
          </draw:text-box>
        </draw:frame>
        <draw:frame draw:style-name="gr2" draw:text-style-name="P3" draw:layer="layout" svg:width="0.422cm" svg:height="0.471cm" svg:x="14.226cm" svg:y="14.912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5.496cm" svg:y="14.912cm">
          <draw:text-box>
            <text:p text:style-name="P1"><text:span text:style-name="T3"><text:s/></text:span></text:p>
          </draw:text-box>
        </draw:frame>
        <draw:polygon draw:style-name="gr4" draw:text-style-name="P5" draw:layer="layout" svg:width="5.047cm" svg:height="0.021cm" svg:x="7.909cm" svg:y="15.335cm" svg:viewBox="0 0 5048 22" draw:points="0,0 5048,0 5048,22 0,22">
          <text:p/>
        </draw:polygon>
        <draw:frame draw:style-name="gr2" draw:text-style-name="P3" draw:layer="layout" svg:width="0.422cm" svg:height="0.471cm" svg:x="16.768cm" svg:y="14.912cm">
          <draw:text-box>
            <text:p text:style-name="P1"><text:span text:style-name="T3">. </text:span></text:p>
          </draw:text-box>
        </draw:frame>
        <draw:frame draw:style-name="gr2" draw:text-style-name="P3" draw:layer="layout" svg:width="0.422cm" svg:height="0.471cm" svg:x="1.524cm" svg:y="15.399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16.666cm" svg:height="0.471cm" svg:x="2.795cm" svg:y="15.894cm">
          <draw:text-box>
            <text:p text:style-name="P1"><text:span text:style-name="T5">All <text:s/>persons <text:s/>having <text:s/>a <text:s/>criminal <text:s/>history <text:s/>who <text:s/>have <text:s/>been <text:s/>granted <text:s/>a <text:s/>name <text:s/>change <text:s/>by <text:s/>this </text:span></text:p>
          </draw:text-box>
        </draw:frame>
        <draw:frame draw:style-name="gr2" draw:text-style-name="P3" draw:layer="layout" svg:width="15.723cm" svg:height="0.471cm" svg:x="2.795cm" svg:y="16.381cm">
          <draw:text-box>
            <text:p text:style-name="P1"><text:span text:style-name="T5">court have a duty to report that name change to the Bureau of Criminal Apprehension </text:span></text:p>
          </draw:text-box>
        </draw:frame>
        <draw:frame draw:style-name="gr2" draw:text-style-name="P3" draw:layer="layout" svg:width="6.328cm" svg:height="0.471cm" svg:x="2.795cm" svg:y="16.868cm">
          <draw:text-box>
            <text:p text:style-name="P1"><text:span text:style-name="T5">within ten (10) days of this order. <text:s text:c="2"/></text:span></text:p>
          </draw:text-box>
        </draw:frame>
        <draw:frame draw:style-name="gr2" draw:text-style-name="P3" draw:layer="layout" svg:width="0.422cm" svg:height="0.471cm" svg:x="2.795cm" svg:y="17.346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.524cm" svg:y="17.829cm">
          <draw:text-box>
            <text:p text:style-name="P1"><text:span text:style-name="T9"></text:span></text:p>
          </draw:text-box>
        </draw:frame>
        <draw:frame draw:style-name="gr2" draw:text-style-name="P3" draw:layer="layout" svg:width="1.283cm" svg:height="0.471cm" svg:x="1.901cm" svg:y="17.833cm">
          <draw:text-box>
            <text:p text:style-name="P1"><text:span text:style-name="T3"><text:s/>Other <text:s/></text:span></text:p>
          </draw:text-box>
        </draw:frame>
        <draw:frame draw:style-name="gr2" draw:text-style-name="P3" draw:layer="layout" svg:width="0.422cm" svg:height="0.471cm" svg:x="4.065cm" svg:y="17.833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5.335cm" svg:y="17.833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6.605cm" svg:y="17.833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7.876cm" svg:y="17.833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9.146cm" svg:y="17.833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0.416cm" svg:y="17.833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1.686cm" svg:y="17.833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2.956cm" svg:y="17.833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4.226cm" svg:y="17.833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5.496cm" svg:y="17.833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6.768cm" svg:y="17.833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8.038cm" svg:y="17.833cm">
          <draw:text-box>
            <text:p text:style-name="P1"><text:span text:style-name="T3"><text:s/></text:span></text:p>
          </draw:text-box>
        </draw:frame>
        <draw:polygon draw:style-name="gr4" draw:text-style-name="P5" draw:layer="layout" svg:width="16.229cm" svg:height="0.021cm" svg:x="3.078cm" svg:y="18.256cm" svg:viewBox="0 0 16230 22" draw:points="0,0 16230,0 16230,22 0,22">
          <text:p/>
        </draw:polygon>
        <draw:frame draw:style-name="gr2" draw:text-style-name="P3" draw:layer="layout" svg:width="0.422cm" svg:height="0.471cm" svg:x="19.308cm" svg:y="17.833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.524cm" svg:y="18.32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.524cm" svg:y="18.807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.524cm" svg:y="19.293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1.448cm" svg:height="0.471cm" svg:x="1.524cm" svg:y="19.78cm">
          <draw:text-box>
            <text:p text:style-name="P1"><text:span text:style-name="T3">Dated: <text:s text:c="2"/></text:span></text:p>
          </draw:text-box>
        </draw:frame>
        <draw:frame draw:style-name="gr2" draw:text-style-name="P3" draw:layer="layout" svg:width="0.422cm" svg:height="0.471cm" svg:x="4.065cm" svg:y="19.78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5.335cm" svg:y="19.78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6.605cm" svg:y="19.78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7.876cm" svg:y="19.78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9.146cm" svg:y="19.78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0.416cm" svg:y="19.78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1.686cm" svg:y="19.78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2.956cm" svg:y="19.78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4.226cm" svg:y="19.78cm">
          <draw:text-box>
            <text:p text:style-name="P1"><text:span text:style-name="T3"><text:s/></text:span></text:p>
          </draw:text-box>
        </draw:frame>
        <draw:frame draw:style-name="gr9" draw:text-style-name="P10" draw:layer="layout" svg:width="0.388cm" svg:height="0.433cm" svg:x="15.496cm" svg:y="19.81cm">
          <draw:text-box>
            <text:p text:style-name="P1"><text:span text:style-name="T10"><text:s/></text:span></text:p>
          </draw:text-box>
        </draw:frame>
        <draw:frame draw:style-name="gr9" draw:text-style-name="P10" draw:layer="layout" svg:width="0.388cm" svg:height="0.433cm" svg:x="16.768cm" svg:y="19.81cm">
          <draw:text-box>
            <text:p text:style-name="P1"><text:span text:style-name="T10"><text:s/></text:span></text:p>
          </draw:text-box>
        </draw:frame>
        <draw:frame draw:style-name="gr9" draw:text-style-name="P10" draw:layer="layout" svg:width="0.388cm" svg:height="0.433cm" svg:x="18.038cm" svg:y="19.81cm">
          <draw:text-box>
            <text:p text:style-name="P1"><text:span text:style-name="T10"><text:s/></text:span></text:p>
          </draw:text-box>
        </draw:frame>
        <draw:polygon draw:style-name="gr4" draw:text-style-name="P5" draw:layer="layout" svg:width="5.009cm" svg:height="0.022cm" svg:x="2.866cm" svg:y="20.203cm" svg:viewBox="0 0 5010 23" draw:points="0,0 5010,0 5010,23 0,23">
          <text:p/>
        </draw:polygon>
        <draw:polygon draw:style-name="gr4" draw:text-style-name="P5" draw:layer="layout" svg:width="8.892cm" svg:height="0.022cm" svg:x="10.415cm" svg:y="20.203cm" svg:viewBox="0 0 8893 23" draw:points="0,0 8893,0 8893,23 0,23">
          <text:p/>
        </draw:polygon>
        <draw:frame draw:style-name="gr9" draw:text-style-name="P10" draw:layer="layout" svg:width="0.388cm" svg:height="0.433cm" svg:x="19.308cm" svg:y="19.81cm">
          <draw:text-box>
            <text:p text:style-name="P1"><text:span text:style-name="T10"><text:s/></text:span></text:p>
          </draw:text-box>
        </draw:frame>
        <draw:frame draw:style-name="gr9" draw:text-style-name="P10" draw:layer="layout" svg:width="0.388cm" svg:height="0.433cm" svg:x="1.524cm" svg:y="20.268cm">
          <draw:text-box>
            <text:p text:style-name="P1"><text:span text:style-name="T10"><text:s/></text:span></text:p>
          </draw:text-box>
        </draw:frame>
        <draw:frame draw:style-name="gr9" draw:text-style-name="P10" draw:layer="layout" svg:width="0.388cm" svg:height="0.433cm" svg:x="2.795cm" svg:y="20.268cm">
          <draw:text-box>
            <text:p text:style-name="P1"><text:span text:style-name="T10"><text:s/></text:span></text:p>
          </draw:text-box>
        </draw:frame>
        <draw:frame draw:style-name="gr9" draw:text-style-name="P10" draw:layer="layout" svg:width="0.388cm" svg:height="0.433cm" svg:x="4.065cm" svg:y="20.268cm">
          <draw:text-box>
            <text:p text:style-name="P1"><text:span text:style-name="T10"><text:s/></text:span></text:p>
          </draw:text-box>
        </draw:frame>
        <draw:frame draw:style-name="gr9" draw:text-style-name="P10" draw:layer="layout" svg:width="0.388cm" svg:height="0.433cm" svg:x="5.335cm" svg:y="20.268cm">
          <draw:text-box>
            <text:p text:style-name="P1"><text:span text:style-name="T10"><text:s/></text:span></text:p>
          </draw:text-box>
        </draw:frame>
        <draw:frame draw:style-name="gr9" draw:text-style-name="P10" draw:layer="layout" svg:width="0.388cm" svg:height="0.433cm" svg:x="6.605cm" svg:y="20.268cm">
          <draw:text-box>
            <text:p text:style-name="P1"><text:span text:style-name="T10"><text:s/></text:span></text:p>
          </draw:text-box>
        </draw:frame>
        <draw:frame draw:style-name="gr9" draw:text-style-name="P10" draw:layer="layout" svg:width="0.388cm" svg:height="0.433cm" svg:x="7.876cm" svg:y="20.268cm">
          <draw:text-box>
            <text:p text:style-name="P1"><text:span text:style-name="T10"><text:s/></text:span></text:p>
          </draw:text-box>
        </draw:frame>
        <draw:frame draw:style-name="gr9" draw:text-style-name="P10" draw:layer="layout" svg:width="0.388cm" svg:height="0.433cm" svg:x="9.146cm" svg:y="20.268cm">
          <draw:text-box>
            <text:p text:style-name="P1"><text:span text:style-name="T10"><text:s/></text:span></text:p>
          </draw:text-box>
        </draw:frame>
        <draw:frame draw:style-name="gr9" draw:text-style-name="P10" draw:layer="layout" svg:width="3.68cm" svg:height="0.433cm" svg:x="10.416cm" svg:y="20.268cm">
          <draw:text-box>
            <text:p text:style-name="P1"><text:span text:style-name="T10">Judge of District Court </text:span></text:p>
          </draw:text-box>
        </draw:frame>
        <draw:frame draw:style-name="gr9" draw:text-style-name="P10" draw:layer="layout" svg:width="0.388cm" svg:height="0.433cm" svg:x="1.524cm" svg:y="20.712cm">
          <draw:text-box>
            <text:p text:style-name="P1"><text:span text:style-name="T10"><text:s/></text:span></text:p>
          </draw:text-box>
        </draw:frame>
        <draw:frame draw:style-name="gr9" draw:text-style-name="P10" draw:layer="layout" svg:width="0.388cm" svg:height="0.433cm" svg:x="1.524cm" svg:y="21.158cm">
          <draw:text-box>
            <text:p text:style-name="P1"><text:span text:style-name="T10"><text:s/></text:span></text:p>
          </draw:text-box>
        </draw:frame>
        <draw:frame draw:style-name="gr9" draw:text-style-name="P10" draw:layer="layout" svg:width="0.388cm" svg:height="0.433cm" svg:x="1.524cm" svg:y="21.606cm">
          <draw:text-box>
            <text:p text:style-name="P1"><text:span text:style-name="T10"><text:s/></text:span></text:p>
          </draw:text-box>
        </draw:frame>
        <draw:frame draw:style-name="gr2" draw:text-style-name="P3" draw:layer="layout" svg:width="7.258cm" svg:height="0.471cm" svg:x="7.22cm" svg:y="22.059cm">
          <draw:text-box>
            <text:p text:style-name="P1"><text:span text:style-name="T5">DUTY TO REPORT NAME CHANGE </text:span></text:p>
          </draw:text-box>
        </draw:frame>
        <draw:frame draw:style-name="gr2" draw:text-style-name="P3" draw:layer="layout" svg:width="4.012cm" svg:height="0.471cm" svg:x="8.845cm" svg:y="22.546cm">
          <draw:text-box>
            <text:p text:style-name="P1"><text:span text:style-name="T5">Minn. Stat. § 259.11B </text:span></text:p>
          </draw:text-box>
        </draw:frame>
        <draw:frame draw:style-name="gr2" draw:text-style-name="P3" draw:layer="layout" svg:width="0.422cm" svg:height="0.471cm" svg:x="10.797cm" svg:y="23.032cm">
          <draw:text-box>
            <text:p text:style-name="P1"><text:span text:style-name="T5"><text:s/></text:span></text:p>
          </draw:text-box>
        </draw:frame>
        <draw:frame draw:style-name="gr2" draw:text-style-name="P3" draw:layer="layout" svg:width="18.27cm" svg:height="0.471cm" svg:x="1.524cm" svg:y="23.511cm">
          <draw:text-box>
            <text:p text:style-name="P1"><text:span text:style-name="T3">If you have a criminal history and have changed your name, you have a duty to report your name change to </text:span></text:p>
          </draw:text-box>
        </draw:frame>
        <draw:frame draw:style-name="gr2" draw:text-style-name="P3" draw:layer="layout" svg:width="18.484cm" svg:height="0.471cm" svg:x="1.524cm" svg:y="23.998cm">
          <draw:text-box>
            <text:p text:style-name="P1"><text:span text:style-name="T3">the Bureau of Criminal Apprehension located at 1430 East Maryland Avenue, St Paul, MN 55106, (651)793-</text:span></text:p>
          </draw:text-box>
        </draw:frame>
        <draw:frame draw:style-name="gr2" draw:text-style-name="P3" draw:layer="layout" svg:width="18.251cm" svg:height="0.471cm" svg:x="1.524cm" svg:y="24.484cm">
          <draw:text-box>
            <text:p text:style-name="P1"><text:span text:style-name="T3">2400, </text:span><text:span text:style-name="T5">within ten (10) days of this order. <text:s/></text:span><text:span text:style-name="T3">Failure to do so is a gross misdemeanor punishable by up to one </text:span></text:p>
          </draw:text-box>
        </draw:frame>
        <draw:frame draw:style-name="gr2" draw:text-style-name="P3" draw:layer="layout" svg:width="7.22cm" svg:height="0.471cm" svg:x="1.524cm" svg:y="24.971cm">
          <draw:text-box>
            <text:p text:style-name="P1"><text:span text:style-name="T3">(1) year in prison and/or a fine of $3000. <text:s text:c="2"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  <style:font-face style:name="Wingdings" svg:font-family="Wingdings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5cm" fo:margin-bottom="1cm" fo:margin-left="1.5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date>2025-06-22T15:55:14.713462600</dc:date>
    <meta:editing-duration>PT4M39S</meta:editing-duration>
    <meta:editing-cycles>3</meta:editing-cycles>
    <meta:generator>LibreOffice/25.2.4.3$Windows_X86_64 LibreOffice_project/33e196637044ead23f5c3226cde09b47731f7e27</meta:generator>
    <meta:document-statistic meta:object-count="874"/>
  </office:meta>
</office:document-meta>
</file>